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21cm"/>
    </style:style>
    <style:style style:name="co2" style:family="table-column">
      <style:table-column-properties fo:break-before="auto" style:column-width="4.096cm"/>
    </style:style>
    <style:style style:name="co3" style:family="table-column">
      <style:table-column-properties fo:break-before="auto" style:column-width="3.669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1.106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3.644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791cm"/>
    </style:style>
    <style:style style:name="co11" style:family="table-column">
      <style:table-column-properties fo:break-before="auto" style:column-width="2.79cm"/>
    </style:style>
    <style:style style:name="co12" style:family="table-column">
      <style:table-column-properties fo:break-before="auto" style:column-width="4.166cm"/>
    </style:style>
    <style:style style:name="co13" style:family="table-column">
      <style:table-column-properties fo:break-before="auto" style:column-width="6.974cm"/>
    </style:style>
    <style:style style:name="co14" style:family="table-column">
      <style:table-column-properties fo:break-before="auto" style:column-width="8.908cm"/>
    </style:style>
    <style:style style:name="co15" style:family="table-column">
      <style:table-column-properties fo:break-before="auto" style:column-width="1.12cm"/>
    </style:style>
    <style:style style:name="co16" style:family="table-column">
      <style:table-column-properties fo:break-before="auto" style:column-width="3.471cm"/>
    </style:style>
    <style:style style:name="co17" style:family="table-column">
      <style:table-column-properties fo:break-before="auto" style:column-width="4.93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72cm" fo:break-before="auto" style:use-optimal-row-height="true"/>
    </style:style>
    <style:style style:name="ro5" style:family="table-row">
      <style:table-row-properties style:row-height="1.346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0.199cm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0.199cm" style:vertical-align="top"/>
      <style:paragraph-properties fo:text-align="start" fo:margin-left="0c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cc99" style:text-align-source="fix" style:repeat-content="false" fo:wrap-option="wrap" fo:border="0.06pt solid #000000" fo:padding="0.199cm" style:vertical-align="middl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ccff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eeeee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0.199cm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9999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3"/>
        <table:table-column table:style-name="co7" table:default-cell-style-name="ce15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2])" office:value-type="string" office:string-value="C'est un hareng" calcext:value-type="string">
            <text:p>C'est un hareng</text:p>
          </table:table-cell>
          <table:table-cell table:formula="of:=RANDBETWEEN([.G2]*10-1;[.G2]*10+9)" office:value-type="float" office:value="10" calcext:value-type="float">
            <text:p>10</text:p>
          </table:table-cell>
          <table:table-cell table:formula="of:=ROUND(['a - Provisions'.C2]*0.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3])" office:value-type="string" office:string-value="C'est un sardine" calcext:value-type="string">
            <text:p>C'est un sardine</text:p>
          </table:table-cell>
          <table:table-cell table:formula="of:=RANDBETWEEN([.G3]*10-1;[.G3]*10+9)" office:value-type="float" office:value="15" calcext:value-type="float">
            <text:p>15</text:p>
          </table:table-cell>
          <table:table-cell table:formula="of:=ROUND(['a - Provisions'.C3]*0.3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4])" office:value-type="string" office:string-value="C'est un thon" calcext:value-type="string">
            <text:p>C'est un thon</text:p>
          </table:table-cell>
          <table:table-cell table:formula="of:=RANDBETWEEN([.G4]*10-1;[.G4]*10+9)" office:value-type="float" office:value="10" calcext:value-type="float">
            <text:p>10</text:p>
          </table:table-cell>
          <table:table-cell table:formula="of:=ROUND(['a - Provisions'.C4]*0.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table:formula="of:=T(&quot;C'est un &quot;) &amp; LOWER(['a - Provisions'.A5])" office:value-type="string" office:string-value="C'est un palourde" calcext:value-type="string">
            <text:p>C'est un palourde</text:p>
          </table:table-cell>
          <table:table-cell table:formula="of:=RANDBETWEEN([.G5]*10-1;[.G5]*10+9)" office:value-type="float" office:value="19" calcext:value-type="float">
            <text:p>19</text:p>
          </table:table-cell>
          <table:table-cell table:formula="of:=ROUND(['a - Provisions'.C5]*0.3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6])" office:value-type="string" office:string-value="C'est un lotte" calcext:value-type="string">
            <text:p>C'est un lotte</text:p>
          </table:table-cell>
          <table:table-cell table:formula="of:=RANDBETWEEN([.G6]*10-1;[.G6]*10+9)" office:value-type="float" office:value="18" calcext:value-type="float">
            <text:p>18</text:p>
          </table:table-cell>
          <table:table-cell table:formula="of:=ROUND(['a - Provisions'.C6]*0.3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7])" office:value-type="string" office:string-value="C'est un morue" calcext:value-type="string">
            <text:p>C'est un morue</text:p>
          </table:table-cell>
          <table:table-cell table:formula="of:=RANDBETWEEN([.G7]*10-1;[.G7]*10+9)" office:value-type="float" office:value="10" calcext:value-type="float">
            <text:p>10</text:p>
          </table:table-cell>
          <table:table-cell table:formula="of:=ROUND(['a - Provisions'.C7]*0.3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8])" office:value-type="string" office:string-value="C'est un crabe" calcext:value-type="string">
            <text:p>C'est un crabe</text:p>
          </table:table-cell>
          <table:table-cell table:formula="of:=RANDBETWEEN([.G8]*10-1;[.G8]*10+9)" office:value-type="float" office:value="18" calcext:value-type="float">
            <text:p>18</text:p>
          </table:table-cell>
          <table:table-cell table:formula="of:=ROUND(['a - Provisions'.C8]*0.3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9])" office:value-type="string" office:string-value="C'est un crevette" calcext:value-type="string">
            <text:p>C'est un crevette</text:p>
          </table:table-cell>
          <table:table-cell table:formula="of:=RANDBETWEEN([.G9]*10-1;[.G9]*10+9)" office:value-type="float" office:value="11" calcext:value-type="float">
            <text:p>11</text:p>
          </table:table-cell>
          <table:table-cell table:formula="of:=ROUND(['a - Provisions'.C9]*0.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10])" office:value-type="string" office:string-value="C'est un saumon" calcext:value-type="string">
            <text:p>C'est un saumon</text:p>
          </table:table-cell>
          <table:table-cell table:formula="of:=RANDBETWEEN([.G10]*10-1;[.G10]*10+9)" office:value-type="float" office:value="16" calcext:value-type="float">
            <text:p>16</text:p>
          </table:table-cell>
          <table:table-cell table:formula="of:=ROUND(['a - Provisions'.C10]*0.3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11])" office:value-type="string" office:string-value="C'est un cabillaud" calcext:value-type="string">
            <text:p>C'est un cabillaud</text:p>
          </table:table-cell>
          <table:table-cell table:formula="of:=RANDBETWEEN([.G11]*10-1;[.G11]*10+9)" office:value-type="float" office:value="10" calcext:value-type="float">
            <text:p>10</text:p>
          </table:table-cell>
          <table:table-cell table:formula="of:=ROUND(['a - Provisions'.C11]*0.3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12])" office:value-type="string" office:string-value="C'est un homard" calcext:value-type="string">
            <text:p>C'est un homard</text:p>
          </table:table-cell>
          <table:table-cell table:formula="of:=RANDBETWEEN([.G12]*10-1;[.G12]*10+9)" office:value-type="float" office:value="19" calcext:value-type="float">
            <text:p>19</text:p>
          </table:table-cell>
          <table:table-cell table:formula="of:=ROUND(['a - Provisions'.C12]*0.3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table:formula="of:=T(&quot;C'est un &quot;) &amp; LOWER([.A13])" office:value-type="string" office:string-value="C'est un maquereau" calcext:value-type="string">
            <text:p>C'est un maquereau</text:p>
          </table:table-cell>
          <table:table-cell table:formula="of:=RANDBETWEEN([.G13]*10-1;[.G13]*10+9)" office:value-type="float" office:value="16" calcext:value-type="float">
            <text:p>16</text:p>
          </table:table-cell>
          <table:table-cell table:formula="of:=ROUND(['a - Provisions'.C13]*0.3)" office:value-type="float" office:value="5" calcext:value-type="float">
            <text:p>5</text:p>
          </table:table-cell>
          <table:table-cell table:style-name="ce11" table:formula="of:=ROUND(([.D1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table:formula="of:=T(&quot;C'est un &quot;) &amp; LOWER([.A14])" office:value-type="string" office:string-value="C'est un esturgeon" calcext:value-type="string">
            <text:p>C'est un esturgeon</text:p>
          </table:table-cell>
          <table:table-cell table:formula="of:=RANDBETWEEN([.G14]*10-1;[.G14]*10+9)" office:value-type="float" office:value="16" calcext:value-type="float">
            <text:p>16</text:p>
          </table:table-cell>
          <table:table-cell table:formula="of:=ROUND(['a - Provisions'.C14]*0.3)" office:value-type="float" office:value="5" calcext:value-type="float">
            <text:p>5</text:p>
          </table:table-cell>
          <table:table-cell table:style-name="ce11" table:formula="of:=ROUND(([.D1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table:formula="of:=T(&quot;C'est un &quot;) &amp; LOWER([.A15])" office:value-type="string" office:string-value="C'est un colin" calcext:value-type="string">
            <text:p>C'est un colin</text:p>
          </table:table-cell>
          <table:table-cell table:formula="of:=RANDBETWEEN([.G15]*10-1;[.G15]*10+9)" office:value-type="float" office:value="10" calcext:value-type="float">
            <text:p>10</text:p>
          </table:table-cell>
          <table:table-cell table:formula="of:=ROUND(['a - Provisions'.C15]*0.3)" office:value-type="float" office:value="3" calcext:value-type="float">
            <text:p>3</text:p>
          </table:table-cell>
          <table:table-cell table:style-name="ce11" table:formula="of:=ROUND(([.D1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table:formula="of:=T(&quot;C'est un &quot;) &amp; LOWER(['a - Provisions'.A16])" office:value-type="string" office:string-value="C'est un lardon" calcext:value-type="string">
            <text:p>C'est un lardon</text:p>
          </table:table-cell>
          <table:table-cell table:formula="of:=RANDBETWEEN([.G16]*10-1;[.G16]*10+9)" office:value-type="float" office:value="20" calcext:value-type="float">
            <text:p>20</text:p>
          </table:table-cell>
          <table:table-cell table:formula="of:=ROUND(['a - Provisions'.C16]*0.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[.G17]*10-1;[.G17]*10+9)" office:value-type="float" office:value="29" calcext:value-type="float">
            <text:p>29</text:p>
          </table:table-cell>
          <table:table-cell table:formula="of:=ROUND(['a - Provisions'.C17]*0.3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18])" office:value-type="string" office:string-value="C'est un poulet" calcext:value-type="string">
            <text:p>C'est un poulet</text:p>
          </table:table-cell>
          <table:table-cell table:formula="of:=RANDBETWEEN([.G18]*10-1;[.G18]*10+9)" office:value-type="float" office:value="26" calcext:value-type="float">
            <text:p>26</text:p>
          </table:table-cell>
          <table:table-cell table:formula="of:=ROUND(['a - Provisions'.C18]*0.3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table:formula="of:=T(&quot;C'est un &quot;) &amp; LOWER([.A19])" office:value-type="string" office:string-value="C'est un boeuf" calcext:value-type="string">
            <text:p>C'est un boeuf</text:p>
          </table:table-cell>
          <table:table-cell table:formula="of:=RANDBETWEEN([.G19]*10-1;[.G19]*10+9)" office:value-type="float" office:value="26" calcext:value-type="float">
            <text:p>26</text:p>
          </table:table-cell>
          <table:table-cell table:formula="of:=ROUND(['a - Provisions'.C19]*0.3)" office:value-type="float" office:value="8" calcext:value-type="float">
            <text:p>8</text:p>
          </table:table-cell>
          <table:table-cell table:style-name="ce11" table:formula="of:=ROUND(([.D1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table:formula="of:=T(&quot;C'est un &quot;) &amp; LOWER([.A20])" office:value-type="string" office:string-value="C'est un porc" calcext:value-type="string">
            <text:p>C'est un porc</text:p>
          </table:table-cell>
          <table:table-cell table:formula="of:=RANDBETWEEN([.G20]*10-1;[.G20]*10+9)" office:value-type="float" office:value="19" calcext:value-type="float">
            <text:p>19</text:p>
          </table:table-cell>
          <table:table-cell table:formula="of:=ROUND(['a - Provisions'.C20]*0.3)" office:value-type="float" office:value="6" calcext:value-type="float">
            <text:p>6</text:p>
          </table:table-cell>
          <table:table-cell table:style-name="ce11" table:formula="of:=ROUND(([.D2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table:formula="of:=T(&quot;C'est un &quot;) &amp; LOWER([.A21])" office:value-type="string" office:string-value="C'est un cochon" calcext:value-type="string">
            <text:p>C'est un cochon</text:p>
          </table:table-cell>
          <table:table-cell table:formula="of:=RANDBETWEEN([.G21]*10-1;[.G21]*10+9)" office:value-type="float" office:value="23" calcext:value-type="float">
            <text:p>23</text:p>
          </table:table-cell>
          <table:table-cell table:formula="of:=ROUND(['a - Provisions'.C21]*0.3)" office:value-type="float" office:value="7" calcext:value-type="float">
            <text:p>7</text:p>
          </table:table-cell>
          <table:table-cell table:style-name="ce11" table:formula="of:=ROUND(([.D21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table:formula="of:=T(&quot;C'est un &quot;) &amp; LOWER([.A22])" office:value-type="string" office:string-value="C'est un gros jambon" calcext:value-type="string">
            <text:p>C'est un gros jambon</text:p>
          </table:table-cell>
          <table:table-cell table:formula="of:=RANDBETWEEN([.G22]*10-1;[.G22]*10+9)" office:value-type="float" office:value="19" calcext:value-type="float">
            <text:p>19</text:p>
          </table:table-cell>
          <table:table-cell table:formula="of:=ROUND(['a - Provisions'.C22]*0.3)" office:value-type="float" office:value="6" calcext:value-type="float">
            <text:p>6</text:p>
          </table:table-cell>
          <table:table-cell table:style-name="ce11" table:formula="of:=ROUND(([.D2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table:formula="of:=T(&quot;C'est un &quot;) &amp; LOWER([.A23])" office:value-type="string" office:string-value="C'est un petit jambon" calcext:value-type="string">
            <text:p>C'est un petit jambon</text:p>
          </table:table-cell>
          <table:table-cell table:formula="of:=RANDBETWEEN([.G23]*10-1;[.G23]*10+9)" office:value-type="float" office:value="27" calcext:value-type="float">
            <text:p>27</text:p>
          </table:table-cell>
          <table:table-cell table:formula="of:=ROUND(['a - Provisions'.C23]*0.3)" office:value-type="float" office:value="8" calcext:value-type="float">
            <text:p>8</text:p>
          </table:table-cell>
          <table:table-cell table:style-name="ce11" table:formula="of:=ROUND(([.D2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steak</text:p>
          </table:table-cell>
          <table:table-cell table:formula="of:=T(&quot;C'est un &quot;) &amp; LOWER([.A24])" office:value-type="string" office:string-value="C'est un rumsteak" calcext:value-type="string">
            <text:p>C'est un rumsteak</text:p>
          </table:table-cell>
          <table:table-cell table:formula="of:=RANDBETWEEN([.G24]*10-1;[.G24]*10+9)" office:value-type="float" office:value="22" calcext:value-type="float">
            <text:p>22</text:p>
          </table:table-cell>
          <table:table-cell table:formula="of:=ROUND(['a - Provisions'.C24]*0.3)" office:value-type="float" office:value="7" calcext:value-type="float">
            <text:p>7</text:p>
          </table:table-cell>
          <table:table-cell table:style-name="ce11" table:formula="of:=ROUND(([.D2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table:formula="of:=T(&quot;C'est un &quot;) &amp; LOWER([.A25])" office:value-type="string" office:string-value="C'est un saucisson" calcext:value-type="string">
            <text:p>C'est un saucisson</text:p>
          </table:table-cell>
          <table:table-cell table:formula="of:=RANDBETWEEN([.G25]*10-1;[.G25]*10+9)" office:value-type="float" office:value="27" calcext:value-type="float">
            <text:p>27</text:p>
          </table:table-cell>
          <table:table-cell table:formula="of:=ROUND(['a - Provisions'.C25]*0.3)" office:value-type="float" office:value="8" calcext:value-type="float">
            <text:p>8</text:p>
          </table:table-cell>
          <table:table-cell table:style-name="ce11" table:formula="of:=ROUND(([.D2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6])" office:value-type="string" office:string-value="C'est un betterave" calcext:value-type="string">
            <text:p>C'est un betterave</text:p>
          </table:table-cell>
          <table:table-cell table:formula="of:=RANDBETWEEN([.G26]*10-1;[.G26]*10+9)" office:value-type="float" office:value="4" calcext:value-type="float">
            <text:p>4</text:p>
          </table:table-cell>
          <table:table-cell table:formula="of:=ROUND(['a - Provisions'.C26]*0.3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27])" office:value-type="string" office:string-value="C'est un chou de bruxelles" calcext:value-type="string">
            <text:p>C'est un chou de bruxelles</text:p>
          </table:table-cell>
          <table:table-cell table:formula="of:=RANDBETWEEN([.G27]*10-1;[.G27]*10+9)" office:value-type="float" office:value="1" calcext:value-type="float">
            <text:p>1</text:p>
          </table:table-cell>
          <table:table-cell table:formula="of:=ROUND(['a - Provisions'.C27]*0.3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28])" office:value-type="string" office:string-value="C'est un châtaigne" calcext:value-type="string">
            <text:p>C'est un châtaigne</text:p>
          </table:table-cell>
          <table:table-cell table:formula="of:=RANDBETWEEN([.G28]*10-1;[.G28]*10+9)" office:value-type="float" office:value="0" calcext:value-type="float">
            <text:p>0</text:p>
          </table:table-cell>
          <table:table-cell table:formula="of:=ROUND(['a - Provisions'.C28]*0.3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29])" office:value-type="string" office:string-value="C'est un citron" calcext:value-type="string">
            <text:p>C'est un citron</text:p>
          </table:table-cell>
          <table:table-cell table:formula="of:=RANDBETWEEN([.G29]*10-1;[.G29]*10+9)" office:value-type="float" office:value="3" calcext:value-type="float">
            <text:p>3</text:p>
          </table:table-cell>
          <table:table-cell table:formula="of:=ROUND(['a - Provisions'.C29]*0.3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table:formula="of:=T(&quot;C'est un &quot;) &amp; LOWER(['a - Provisions'.A30])" office:value-type="string" office:string-value="C'est un poire" calcext:value-type="string">
            <text:p>C'est un poire</text:p>
          </table:table-cell>
          <table:table-cell table:formula="of:=RANDBETWEEN([.G30]*10-1;[.G30]*10+9)" office:value-type="float" office:value="2" calcext:value-type="float">
            <text:p>2</text:p>
          </table:table-cell>
          <table:table-cell table:formula="of:=ROUND(['a - Provisions'.C30]*0.3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'a - Provisions'.A31])" office:value-type="string" office:string-value="C'est un maïs" calcext:value-type="string">
            <text:p>C'est un maïs</text:p>
          </table:table-cell>
          <table:table-cell table:formula="of:=RANDBETWEEN([.G31]*10-1;[.G31]*10+9)" office:value-type="float" office:value="2" calcext:value-type="float">
            <text:p>2</text:p>
          </table:table-cell>
          <table:table-cell table:formula="of:=ROUND(['a - Provisions'.C31]*0.3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table:formula="of:=T(&quot;C'est un &quot;) &amp; LOWER(['a - Provisions'.A32])" office:value-type="string" office:string-value="C'est un carotte" calcext:value-type="string">
            <text:p>C'est un carotte</text:p>
          </table:table-cell>
          <table:table-cell table:formula="of:=RANDBETWEEN([.G32]*10-1;[.G32]*10+9)" office:value-type="float" office:value="2" calcext:value-type="float">
            <text:p>2</text:p>
          </table:table-cell>
          <table:table-cell table:formula="of:=ROUND(['a - Provisions'.C32]*0.3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33])" office:value-type="string" office:string-value="C'est un ananas" calcext:value-type="string">
            <text:p>C'est un ananas</text:p>
          </table:table-cell>
          <table:table-cell table:formula="of:=RANDBETWEEN([.G33]*10-1;[.G33]*10+9)" office:value-type="float" office:value="3" calcext:value-type="float">
            <text:p>3</text:p>
          </table:table-cell>
          <table:table-cell table:formula="of:=ROUND(['a - Provisions'.C33]*0.3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34])" office:value-type="string" office:string-value="C'est un clémentine" calcext:value-type="string">
            <text:p>C'est un clémentine</text:p>
          </table:table-cell>
          <table:table-cell table:formula="of:=RANDBETWEEN([.G34]*10-1;[.G34]*10+9)" office:value-type="float" office:value="8" calcext:value-type="float">
            <text:p>8</text:p>
          </table:table-cell>
          <table:table-cell table:formula="of:=ROUND(['a - Provisions'.C34]*0.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35])" office:value-type="string" office:string-value="C'est un orange" calcext:value-type="string">
            <text:p>C'est un orange</text:p>
          </table:table-cell>
          <table:table-cell table:formula="of:=RANDBETWEEN([.G35]*10-1;[.G35]*10+9)" office:value-type="float" office:value="4" calcext:value-type="float">
            <text:p>4</text:p>
          </table:table-cell>
          <table:table-cell table:formula="of:=ROUND(['a - Provisions'.C35]*0.3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6])" office:value-type="string" office:string-value="C'est un champignon" calcext:value-type="string">
            <text:p>C'est un champignon</text:p>
          </table:table-cell>
          <table:table-cell table:formula="of:=RANDBETWEEN([.G36]*10-1;[.G36]*10+9)" office:value-type="float" office:value="4" calcext:value-type="float">
            <text:p>4</text:p>
          </table:table-cell>
          <table:table-cell table:formula="of:=ROUND(['a - Provisions'.C36]*0.3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7])" office:value-type="string" office:string-value="C'est un pomme" calcext:value-type="string">
            <text:p>C'est un pomme</text:p>
          </table:table-cell>
          <table:table-cell table:formula="of:=RANDBETWEEN([.G37]*10-1;[.G37]*10+9)" office:value-type="float" office:value="7" calcext:value-type="float">
            <text:p>7</text:p>
          </table:table-cell>
          <table:table-cell table:formula="of:=ROUND(['a - Provisions'.C37]*0.3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8])" office:value-type="string" office:string-value="C'est un asperges" calcext:value-type="string">
            <text:p>C'est un asperges</text:p>
          </table:table-cell>
          <table:table-cell table:formula="of:=RANDBETWEEN([.G38]*10-1;[.G38]*10+9)" office:value-type="float" office:value="3" calcext:value-type="float">
            <text:p>3</text:p>
          </table:table-cell>
          <table:table-cell table:formula="of:=ROUND(['a - Provisions'.C38]*0.3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table:formula="of:=T(&quot;C'est un &quot;) &amp; LOWER([.A39])" office:value-type="string" office:string-value="C'est un abricot" calcext:value-type="string">
            <text:p>C'est un abricot</text:p>
          </table:table-cell>
          <table:table-cell table:formula="of:=RANDBETWEEN([.G39]*10-1;[.G39]*10+9)" office:value-type="float" office:value="9" calcext:value-type="float">
            <text:p>9</text:p>
          </table:table-cell>
          <table:table-cell table:formula="of:=ROUND(['a - Provisions'.C39]*0.3)" office:value-type="float" office:value="3" calcext:value-type="float">
            <text:p>3</text:p>
          </table:table-cell>
          <table:table-cell table:style-name="ce11" table:formula="of:=ROUND(([.D39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7" office:value-type="string" calcext:value-type="string">
            <text:p>Value</text:p>
          </table:table-cell>
          <table:table-cell table:style-name="ce20" office:value-type="string" calcext:value-type="string">
            <text:p>$</text:p>
          </table:table-cell>
          <table:table-cell table:style-name="ce21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  <table:table-cell table:style-name="ce14" office:value-type="string" calcext:value-type="string">
            <text:p>Type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8" table:formula="of:=[.F2] * 10 - RANDBETWEEN(-4;4)" office:value-type="float" office:value="6" calcext:value-type="float">
            <text:p>6</text:p>
          </table:table-cell>
          <table:table-cell table:style-name="ce8" table:formula="of:=ROUND( (['b - Armes'.C2]*1.5) + RANDBETWEEN(0;10) )" office:value-type="float" office:value="19" calcext:value-type="float">
            <text:p>19</text:p>
          </table:table-cell>
          <table:table-cell table:style-name="ce10" table:formula="of:=[.F2]*30/10 + RANDBETWEEN(1;5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8" table:formula="of:=[.F3] * 10 - RANDBETWEEN(-4;4)" office:value-type="float" office:value="13" calcext:value-type="float">
            <text:p>13</text:p>
          </table:table-cell>
          <table:table-cell table:style-name="ce8" table:formula="of:=ROUND( (['b - Armes'.C3]*1.5) + RANDBETWEEN(0;10) )" office:value-type="float" office:value="27" calcext:value-type="float">
            <text:p>27</text:p>
          </table:table-cell>
          <table:table-cell table:style-name="ce10" table:formula="of:=[.F3]*3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8" table:formula="of:=[.F4] * 10 - RANDBETWEEN(-4;4)" office:value-type="float" office:value="11" calcext:value-type="float">
            <text:p>11</text:p>
          </table:table-cell>
          <table:table-cell table:style-name="ce8" table:formula="of:=ROUND( (['b - Armes'.C4]*1.5) + RANDBETWEEN(0;10) )" office:value-type="float" office:value="21" calcext:value-type="float">
            <text:p>21</text:p>
          </table:table-cell>
          <table:table-cell table:style-name="ce10" table:formula="of:=[.F4]*3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8" table:formula="of:=[.F5] * 10 - RANDBETWEEN(-4;4)" office:value-type="float" office:value="10" calcext:value-type="float">
            <text:p>10</text:p>
          </table:table-cell>
          <table:table-cell table:style-name="ce8" table:formula="of:=ROUND( (['b - Armes'.C5]*1.5) + RANDBETWEEN(0;10) )" office:value-type="float" office:value="15" calcext:value-type="float">
            <text:p>15</text:p>
          </table:table-cell>
          <table:table-cell table:style-name="ce10" table:formula="of:=[.F5]*3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8" table:formula="of:=[.F6] * 10 - RANDBETWEEN(-4;4)" office:value-type="float" office:value="13" calcext:value-type="float">
            <text:p>13</text:p>
          </table:table-cell>
          <table:table-cell table:style-name="ce8" table:formula="of:=ROUND( (['b - Armes'.C6]*1.5) + RANDBETWEEN(0;10) )" office:value-type="float" office:value="26" calcext:value-type="float">
            <text:p>26</text:p>
          </table:table-cell>
          <table:table-cell table:style-name="ce10" table:formula="of:=[.F6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8" table:formula="of:=[.F7] * 10 - RANDBETWEEN(-4;4)" office:value-type="float" office:value="6" calcext:value-type="float">
            <text:p>6</text:p>
          </table:table-cell>
          <table:table-cell table:style-name="ce8" table:formula="of:=ROUND( (['b - Armes'.C7]*1.5) + RANDBETWEEN(0;10) )" office:value-type="float" office:value="17" calcext:value-type="float">
            <text:p>17</text:p>
          </table:table-cell>
          <table:table-cell table:style-name="ce10" table:formula="of:=[.F7]*30/10 + RANDBETWEEN(1;5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8" table:formula="of:=[.F8] * 10 - RANDBETWEEN(-4;4)" office:value-type="float" office:value="13" calcext:value-type="float">
            <text:p>13</text:p>
          </table:table-cell>
          <table:table-cell table:style-name="ce8" table:formula="of:=ROUND( (['b - Armes'.C8]*1.5) + RANDBETWEEN(0;10) )" office:value-type="float" office:value="24" calcext:value-type="float">
            <text:p>24</text:p>
          </table:table-cell>
          <table:table-cell table:style-name="ce10" table:formula="of:=[.F8]*30/10 + RANDBETWEEN(1;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4" table:formula="of:=T(&quot;C'est un &quot;) &amp; LOWER(['b - Armes'.A9])" office:value-type="string" office:string-value="C'est un poivrière rouillée" calcext:value-type="string">
            <text:p>C'est un poivrière rouillée</text:p>
          </table:table-cell>
          <table:table-cell table:style-name="ce18" table:formula="of:=[.F9] * 10 - RANDBETWEEN(-4;4)" office:value-type="float" office:value="8" calcext:value-type="float">
            <text:p>8</text:p>
          </table:table-cell>
          <table:table-cell table:style-name="ce8" table:formula="of:=ROUND( (['b - Armes'.C9]*1.5) + RANDBETWEEN(0;10) )" office:value-type="float" office:value="13" calcext:value-type="float">
            <text:p>13</text:p>
          </table:table-cell>
          <table:table-cell table:style-name="ce10" table:formula="of:=[.F9]*3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4" table:formula="of:=T(&quot;C'est un &quot;) &amp; LOWER(['b - Armes'.A10])" office:value-type="string" office:string-value="C'est un pistolet rouillé" calcext:value-type="string">
            <text:p>C'est un pistolet rouillé</text:p>
          </table:table-cell>
          <table:table-cell table:style-name="ce18" table:formula="of:=[.F10] * 10 - RANDBETWEEN(-4;4)" office:value-type="float" office:value="8" calcext:value-type="float">
            <text:p>8</text:p>
          </table:table-cell>
          <table:table-cell table:style-name="ce8" table:formula="of:=ROUND( (['b - Armes'.C10]*1.5) + RANDBETWEEN(0;10) )" office:value-type="float" office:value="20" calcext:value-type="float">
            <text:p>20</text:p>
          </table:table-cell>
          <table:table-cell table:style-name="ce10" table:formula="of:=[.F10]*3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 table:formula="of:=T(&quot;C'est un &quot;) &amp; LOWER(['b - Armes'.A11])" office:value-type="string" office:string-value="C'est un vieux pistolet" calcext:value-type="string">
            <text:p>C'est un vieux pistolet</text:p>
          </table:table-cell>
          <table:table-cell table:style-name="ce18" table:formula="of:=[.F11] * 10 - RANDBETWEEN(-4;4)" office:value-type="float" office:value="14" calcext:value-type="float">
            <text:p>14</text:p>
          </table:table-cell>
          <table:table-cell table:style-name="ce8" table:formula="of:=ROUND( (['b - Armes'.C11]*1.5) + RANDBETWEEN(0;10) )" office:value-type="float" office:value="21" calcext:value-type="float">
            <text:p>21</text:p>
          </table:table-cell>
          <table:table-cell table:style-name="ce10" table:formula="of:=[.F11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 table:formula="of:=T(&quot;C'est un &quot;) &amp; LOWER(['b - Armes'.A12])" office:value-type="string" office:string-value="C'est un vielle poivrière" calcext:value-type="string">
            <text:p>C'est un vielle poivrière</text:p>
          </table:table-cell>
          <table:table-cell table:style-name="ce18" table:formula="of:=[.F12] * 10 - RANDBETWEEN(-4;4)" office:value-type="float" office:value="9" calcext:value-type="float">
            <text:p>9</text:p>
          </table:table-cell>
          <table:table-cell table:style-name="ce8" table:formula="of:=ROUND( (['b - Armes'.C12]*1.5) + RANDBETWEEN(0;10) )" office:value-type="float" office:value="14" calcext:value-type="float">
            <text:p>14</text:p>
          </table:table-cell>
          <table:table-cell table:style-name="ce10" table:formula="of:=[.F12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 table:formula="of:=T(&quot;C'est un &quot;) &amp; LOWER(['b - Armes'.A13])" office:value-type="string" office:string-value="C'est un pistolet à silex" calcext:value-type="string">
            <text:p>C'est un pistolet à silex</text:p>
          </table:table-cell>
          <table:table-cell table:style-name="ce18" table:formula="of:=[.F13] * 10 - RANDBETWEEN(-4;4)" office:value-type="float" office:value="8" calcext:value-type="float">
            <text:p>8</text:p>
          </table:table-cell>
          <table:table-cell table:style-name="ce8" table:formula="of:=ROUND( (['b - Armes'.C13]*1.5) + RANDBETWEEN(0;10) )" office:value-type="float" office:value="17" calcext:value-type="float">
            <text:p>17</text:p>
          </table:table-cell>
          <table:table-cell table:style-name="ce10" table:formula="of:=[.F13]*30/10 + RANDBETWEEN(1;5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négligée</text:p>
          </table:table-cell>
          <table:table-cell table:style-name="ce4" table:formula="of:=T(&quot;C'est un &quot;) &amp; LOWER(['b - Armes'.A14])" office:value-type="string" office:string-value="C'est un poivrière négligée" calcext:value-type="string">
            <text:p>C'est un poivrière négligée</text:p>
          </table:table-cell>
          <table:table-cell table:style-name="ce18" table:formula="of:=[.F14] * 10 - RANDBETWEEN(-4;4)" office:value-type="float" office:value="9" calcext:value-type="float">
            <text:p>9</text:p>
          </table:table-cell>
          <table:table-cell table:style-name="ce8" table:formula="of:=ROUND( (['b - Armes'.C14]*1.5) + RANDBETWEEN(0;10) )" office:value-type="float" office:value="16" calcext:value-type="float">
            <text:p>16</text:p>
          </table:table-cell>
          <table:table-cell table:style-name="ce10" table:formula="of:=[.F14]*30/10 + RANDBETWEEN(1;5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négligé</text:p>
          </table:table-cell>
          <table:table-cell table:style-name="ce4" table:formula="of:=T(&quot;C'est un &quot;) &amp; LOWER(['b - Armes'.A15])" office:value-type="string" office:string-value="C'est un pistolet négligé" calcext:value-type="string">
            <text:p>C'est un pistolet négligé</text:p>
          </table:table-cell>
          <table:table-cell table:style-name="ce18" table:formula="of:=[.F15] * 10 - RANDBETWEEN(-4;4)" office:value-type="float" office:value="8" calcext:value-type="float">
            <text:p>8</text:p>
          </table:table-cell>
          <table:table-cell table:style-name="ce8" table:formula="of:=ROUND( (['b - Armes'.C15]*1.5) + RANDBETWEEN(0;10) )" office:value-type="float" office:value="12" calcext:value-type="float">
            <text:p>12</text:p>
          </table:table-cell>
          <table:table-cell table:style-name="ce10" table:formula="of:=[.F15]*30/10 + RANDBETWEEN(1;5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6])" office:value-type="string" office:string-value="C'est un dague en acier" calcext:value-type="string">
            <text:p>C'est un dague en acier</text:p>
          </table:table-cell>
          <table:table-cell table:style-name="ce18" table:formula="of:=[.F16] * 10 - RANDBETWEEN(-4;4)" office:value-type="float" office:value="20" calcext:value-type="float">
            <text:p>20</text:p>
          </table:table-cell>
          <table:table-cell table:style-name="ce8" table:formula="of:=ROUND( (['b - Armes'.C16]*1.5) + RANDBETWEEN(0;10) )" office:value-type="float" office:value="33" calcext:value-type="float">
            <text:p>33</text:p>
          </table:table-cell>
          <table:table-cell table:style-name="ce10" table:formula="of:=[.F16]*30/10 + RANDBETWEEN(1;5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7])" office:value-type="string" office:string-value="C'est un matraque en fer" calcext:value-type="string">
            <text:p>C'est un matraque en fer</text:p>
          </table:table-cell>
          <table:table-cell table:style-name="ce18" table:formula="of:=[.F17] * 10 - RANDBETWEEN(-4;4)" office:value-type="float" office:value="19" calcext:value-type="float">
            <text:p>19</text:p>
          </table:table-cell>
          <table:table-cell table:style-name="ce8" table:formula="of:=ROUND( (['b - Armes'.C17]*1.5) + RANDBETWEEN(0;10) )" office:value-type="float" office:value="32" calcext:value-type="float">
            <text:p>32</text:p>
          </table:table-cell>
          <table:table-cell table:style-name="ce10" table:formula="of:=[.F17]*30/10 + RANDBETWEEN(1;5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8])" office:value-type="string" office:string-value="C'est un machette" calcext:value-type="string">
            <text:p>C'est un machette</text:p>
          </table:table-cell>
          <table:table-cell table:style-name="ce18" table:formula="of:=[.F18] * 10 - RANDBETWEEN(-4;4)" office:value-type="float" office:value="16" calcext:value-type="float">
            <text:p>16</text:p>
          </table:table-cell>
          <table:table-cell table:style-name="ce8" table:formula="of:=ROUND( (['b - Armes'.C18]*1.5) + RANDBETWEEN(0;10) )" office:value-type="float" office:value="24" calcext:value-type="float">
            <text:p>24</text:p>
          </table:table-cell>
          <table:table-cell table:style-name="ce10" table:formula="of:=[.F18]*30/10 + RANDBETWEEN(1;5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9])" office:value-type="string" office:string-value="C'est un bâton en fer" calcext:value-type="string">
            <text:p>C'est un bâton en fer</text:p>
          </table:table-cell>
          <table:table-cell table:style-name="ce18" table:formula="of:=[.F19] * 10 - RANDBETWEEN(-4;4)" office:value-type="float" office:value="24" calcext:value-type="float">
            <text:p>24</text:p>
          </table:table-cell>
          <table:table-cell table:style-name="ce8" table:formula="of:=ROUND( (['b - Armes'.C19]*1.5) + RANDBETWEEN(0;10) )" office:value-type="float" office:value="40" calcext:value-type="float">
            <text:p>40</text:p>
          </table:table-cell>
          <table:table-cell table:style-name="ce10" table:formula="of:=[.F19]*3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20])" office:value-type="string" office:string-value="C'est un hachette d'acier" calcext:value-type="string">
            <text:p>C'est un hachette d'acier</text:p>
          </table:table-cell>
          <table:table-cell table:style-name="ce18" table:formula="of:=[.F20] * 10 - RANDBETWEEN(-4;4)" office:value-type="float" office:value="18" calcext:value-type="float">
            <text:p>18</text:p>
          </table:table-cell>
          <table:table-cell table:style-name="ce8" table:formula="of:=ROUND( (['b - Armes'.C20]*1.5) + RANDBETWEEN(0;10) )" office:value-type="float" office:value="31" calcext:value-type="float">
            <text:p>31</text:p>
          </table:table-cell>
          <table:table-cell table:style-name="ce10" table:formula="of:=[.F20]*30/10 + RANDBETWEEN(1;5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8" table:formula="of:=[.F21] * 10 - RANDBETWEEN(-4;4)" office:value-type="float" office:value="21" calcext:value-type="float">
            <text:p>21</text:p>
          </table:table-cell>
          <table:table-cell table:style-name="ce8" table:formula="of:=ROUND( (['b - Armes'.C21]*1.5) + RANDBETWEEN(0;10) )" office:value-type="float" office:value="39" calcext:value-type="float">
            <text:p>39</text:p>
          </table:table-cell>
          <table:table-cell table:style-name="ce10" table:formula="of:=[.F21]*30/10 + RANDBETWEEN(1;5)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8" table:formula="of:=[.F22] * 10 - RANDBETWEEN(-4;4)" office:value-type="float" office:value="18" calcext:value-type="float">
            <text:p>18</text:p>
          </table:table-cell>
          <table:table-cell table:style-name="ce8" table:formula="of:=ROUND( (['b - Armes'.C22]*1.5) + RANDBETWEEN(0;10) )" office:value-type="float" office:value="36" calcext:value-type="float">
            <text:p>36</text:p>
          </table:table-cell>
          <table:table-cell table:style-name="ce10" table:formula="of:=[.F22]*30/10 + RANDBETWEEN(1;5)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8" table:formula="of:=[.F23] * 10 - RANDBETWEEN(-4;4)" office:value-type="float" office:value="23" calcext:value-type="float">
            <text:p>23</text:p>
          </table:table-cell>
          <table:table-cell table:style-name="ce8" table:formula="of:=ROUND( (['b - Armes'.C23]*1.5) + RANDBETWEEN(0;10) )" office:value-type="float" office:value="44" calcext:value-type="float">
            <text:p>44</text:p>
          </table:table-cell>
          <table:table-cell table:style-name="ce10" table:formula="of:=[.F23]*3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4"/>
          <table:table-cell table:style-name="ce18" table:formula="of:=[.F24] * 10 - RANDBETWEEN(-4;4)" office:value-type="float" office:value="18" calcext:value-type="float">
            <text:p>18</text:p>
          </table:table-cell>
          <table:table-cell table:style-name="ce8" table:formula="of:=ROUND( (['b - Armes'.C24]*1.5) + RANDBETWEEN(0;10) )" office:value-type="float" office:value="29" calcext:value-type="float">
            <text:p>29</text:p>
          </table:table-cell>
          <table:table-cell table:style-name="ce10" table:formula="of:=[.F24]*30/10 + RANDBETWEEN(1;5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4"/>
          <table:table-cell table:style-name="ce18" table:formula="of:=[.F25] * 10 - RANDBETWEEN(-4;4)" office:value-type="float" office:value="24" calcext:value-type="float">
            <text:p>24</text:p>
          </table:table-cell>
          <table:table-cell table:style-name="ce8" table:formula="of:=ROUND( (['b - Armes'.C25]*1.5) + RANDBETWEEN(0;10) )" office:value-type="float" office:value="45" calcext:value-type="float">
            <text:p>45</text:p>
          </table:table-cell>
          <table:table-cell table:style-name="ce10" table:formula="of:=[.F25]*30/10 + RANDBETWEEN(1;5)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26])" office:value-type="string" office:string-value="C'est un grande épée en acier" calcext:value-type="string">
            <text:p>C'est un grande épée en acier</text:p>
          </table:table-cell>
          <table:table-cell table:style-name="ce18" table:formula="of:=[.F26] * 10 - RANDBETWEEN(-4;4)" office:value-type="float" office:value="29" calcext:value-type="float">
            <text:p>29</text:p>
          </table:table-cell>
          <table:table-cell table:style-name="ce8" table:formula="of:=ROUND( (['b - Armes'.C26]*1.5) + RANDBETWEEN(0;10) )" office:value-type="float" office:value="49" calcext:value-type="float">
            <text:p>49</text:p>
          </table:table-cell>
          <table:table-cell table:style-name="ce10" table:formula="of:=[.F26]*30/10 + RANDBETWEEN(1;5)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27])" office:value-type="string" office:string-value="C'est un longue rapière" calcext:value-type="string">
            <text:p>C'est un longue rapière</text:p>
          </table:table-cell>
          <table:table-cell table:style-name="ce18" table:formula="of:=[.F27] * 10 - RANDBETWEEN(-4;4)" office:value-type="float" office:value="28" calcext:value-type="float">
            <text:p>28</text:p>
          </table:table-cell>
          <table:table-cell table:style-name="ce8" table:formula="of:=ROUND( (['b - Armes'.C27]*1.5) + RANDBETWEEN(0;10) )" office:value-type="float" office:value="42" calcext:value-type="float">
            <text:p>42</text:p>
          </table:table-cell>
          <table:table-cell table:style-name="ce10" table:formula="of:=[.F27]*30/10 + RANDBETWEEN(1;5)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28])" office:value-type="string" office:string-value="C'est un cimeterre" calcext:value-type="string">
            <text:p>C'est un cimeterre</text:p>
          </table:table-cell>
          <table:table-cell table:style-name="ce18" table:formula="of:=[.F28] * 10 - RANDBETWEEN(-4;4)" office:value-type="float" office:value="27" calcext:value-type="float">
            <text:p>27</text:p>
          </table:table-cell>
          <table:table-cell table:style-name="ce8" table:formula="of:=ROUND( (['b - Armes'.C28]*1.5) + RANDBETWEEN(0;10) )" office:value-type="float" office:value="42" calcext:value-type="float">
            <text:p>42</text:p>
          </table:table-cell>
          <table:table-cell table:style-name="ce10" table:formula="of:=[.F28]*3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29])" office:value-type="string" office:string-value="C'est un massue de pierre" calcext:value-type="string">
            <text:p>C'est un massue de pierre</text:p>
          </table:table-cell>
          <table:table-cell table:style-name="ce18" table:formula="of:=[.F29] * 10 - RANDBETWEEN(-4;4)" office:value-type="float" office:value="29" calcext:value-type="float">
            <text:p>29</text:p>
          </table:table-cell>
          <table:table-cell table:style-name="ce8" table:formula="of:=ROUND( (['b - Armes'.C29]*1.5) + RANDBETWEEN(0;10) )" office:value-type="float" office:value="52" calcext:value-type="float">
            <text:p>52</text:p>
          </table:table-cell>
          <table:table-cell table:style-name="ce10" table:formula="of:=[.F29]*30/10 + RANDBETWEEN(1;5)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30])" office:value-type="string" office:string-value="C'est un longue épée en fer" calcext:value-type="string">
            <text:p>C'est un longue épée en fer</text:p>
          </table:table-cell>
          <table:table-cell table:style-name="ce18" table:formula="of:=[.F30] * 10 - RANDBETWEEN(-4;4)" office:value-type="float" office:value="31" calcext:value-type="float">
            <text:p>31</text:p>
          </table:table-cell>
          <table:table-cell table:style-name="ce8" table:formula="of:=ROUND( (['b - Armes'.C30]*1.5) + RANDBETWEEN(0;10) )" office:value-type="float" office:value="51" calcext:value-type="float">
            <text:p>51</text:p>
          </table:table-cell>
          <table:table-cell table:style-name="ce10" table:formula="of:=[.F30]*30/10 + RANDBETWEEN(1;5)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31])" office:value-type="string" office:string-value="C'est un gourdin barbelé" calcext:value-type="string">
            <text:p>C'est un gourdin barbelé</text:p>
          </table:table-cell>
          <table:table-cell table:style-name="ce18" table:formula="of:=[.F31] * 10 - RANDBETWEEN(-4;4)" office:value-type="float" office:value="33" calcext:value-type="float">
            <text:p>33</text:p>
          </table:table-cell>
          <table:table-cell table:style-name="ce8" table:formula="of:=ROUND( (['b - Armes'.C31]*1.5) + RANDBETWEEN(0;10) )" office:value-type="float" office:value="55" calcext:value-type="float">
            <text:p>55</text:p>
          </table:table-cell>
          <table:table-cell table:style-name="ce10" table:formula="of:=[.F31]*30/10 + RANDBETWEEN(1;5)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32])" office:value-type="string" office:string-value="C'est un lance courte" calcext:value-type="string">
            <text:p>C'est un lance courte</text:p>
          </table:table-cell>
          <table:table-cell table:style-name="ce18" table:formula="of:=[.F32] * 10 - RANDBETWEEN(-4;4)" office:value-type="float" office:value="27" calcext:value-type="float">
            <text:p>27</text:p>
          </table:table-cell>
          <table:table-cell table:style-name="ce8" table:formula="of:=ROUND( (['b - Armes'.C32]*1.5) + RANDBETWEEN(0;10) )" office:value-type="float" office:value="50" calcext:value-type="float">
            <text:p>50</text:p>
          </table:table-cell>
          <table:table-cell table:style-name="ce10" table:formula="of:=[.F32]*3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8" table:formula="of:=[.F33] * 10 - RANDBETWEEN(-4;4)" office:value-type="float" office:value="26" calcext:value-type="float">
            <text:p>26</text:p>
          </table:table-cell>
          <table:table-cell table:style-name="ce8" table:formula="of:=ROUND( (['b - Armes'.C33]*1.5) + RANDBETWEEN(0;10) )" office:value-type="float" office:value="41" calcext:value-type="float">
            <text:p>41</text:p>
          </table:table-cell>
          <table:table-cell table:style-name="ce10" table:formula="of:=[.F33]*30/10 + RANDBETWEEN(1;5)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8" table:formula="of:=[.F34] * 10 - RANDBETWEEN(-4;4)" office:value-type="float" office:value="30" calcext:value-type="float">
            <text:p>30</text:p>
          </table:table-cell>
          <table:table-cell table:style-name="ce8" table:formula="of:=ROUND( (['b - Armes'.C34]*1.5) + RANDBETWEEN(0;10) )" office:value-type="float" office:value="45" calcext:value-type="float">
            <text:p>45</text:p>
          </table:table-cell>
          <table:table-cell table:style-name="ce10" table:formula="of:=[.F34]*3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8" table:formula="of:=[.F35] * 10 - RANDBETWEEN(-4;4)" office:value-type="float" office:value="31" calcext:value-type="float">
            <text:p>31</text:p>
          </table:table-cell>
          <table:table-cell table:style-name="ce8" table:formula="of:=ROUND( (['b - Armes'.C35]*1.5) + RANDBETWEEN(0;10) )" office:value-type="float" office:value="53" calcext:value-type="float">
            <text:p>53</text:p>
          </table:table-cell>
          <table:table-cell table:style-name="ce10" table:formula="of:=[.F35]*3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8" table:formula="of:=[.F36] * 10 - RANDBETWEEN(-4;4)" office:value-type="float" office:value="28" calcext:value-type="float">
            <text:p>28</text:p>
          </table:table-cell>
          <table:table-cell table:style-name="ce8" table:formula="of:=ROUND( (['b - Armes'.C36]*1.5) + RANDBETWEEN(0;10) )" office:value-type="float" office:value="52" calcext:value-type="float">
            <text:p>52</text:p>
          </table:table-cell>
          <table:table-cell table:style-name="ce10" table:formula="of:=[.F36]*30/10 + RANDBETWEEN(1;5)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8" table:formula="of:=[.F37] * 10 - RANDBETWEEN(-4;4)" office:value-type="float" office:value="34" calcext:value-type="float">
            <text:p>34</text:p>
          </table:table-cell>
          <table:table-cell table:style-name="ce8" table:formula="of:=ROUND( (['b - Armes'.C37]*1.5) + RANDBETWEEN(0;10) )" office:value-type="float" office:value="60" calcext:value-type="float">
            <text:p>60</text:p>
          </table:table-cell>
          <table:table-cell table:style-name="ce10" table:formula="of:=[.F37]*30/10 + RANDBETWEEN(1;5)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8" table:formula="of:=[.F38] * 10 - RANDBETWEEN(-4;4)" office:value-type="float" office:value="30" calcext:value-type="float">
            <text:p>30</text:p>
          </table:table-cell>
          <table:table-cell table:style-name="ce8" table:formula="of:=ROUND( (['b - Armes'.C38]*1.5) + RANDBETWEEN(0;10) )" office:value-type="float" office:value="55" calcext:value-type="float">
            <text:p>55</text:p>
          </table:table-cell>
          <table:table-cell table:style-name="ce10" table:formula="of:=[.F38]*30/10 + RANDBETWEEN(1;5)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8" table:formula="of:=[.F39] * 10 - RANDBETWEEN(-4;4)" office:value-type="float" office:value="29" calcext:value-type="float">
            <text:p>29</text:p>
          </table:table-cell>
          <table:table-cell table:style-name="ce8" table:formula="of:=ROUND( (['b - Armes'.C39]*1.5) + RANDBETWEEN(0;10) )" office:value-type="float" office:value="50" calcext:value-type="float">
            <text:p>50</text:p>
          </table:table-cell>
          <table:table-cell table:style-name="ce10" table:formula="of:=[.F39]*30/10 + RANDBETWEEN(1;5)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40])" office:value-type="string" office:string-value="C'est un claymore" calcext:value-type="string">
            <text:p>C'est un claymore</text:p>
          </table:table-cell>
          <table:table-cell table:style-name="ce18" table:formula="of:=[.F40] * 10 - RANDBETWEEN(-4;4)" office:value-type="float" office:value="41" calcext:value-type="float">
            <text:p>41</text:p>
          </table:table-cell>
          <table:table-cell table:style-name="ce8" table:formula="of:=ROUND( (['b - Armes'.C40]*1.5) + RANDBETWEEN(0;10) )" office:value-type="float" office:value="62" calcext:value-type="float">
            <text:p>62</text:p>
          </table:table-cell>
          <table:table-cell table:style-name="ce10" table:formula="of:=[.F40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41])" office:value-type="string" office:string-value="C'est un etoile du matin" calcext:value-type="string">
            <text:p>C'est un etoile du matin</text:p>
          </table:table-cell>
          <table:table-cell table:style-name="ce18" table:formula="of:=[.F41] * 10 - RANDBETWEEN(-4;4)" office:value-type="float" office:value="37" calcext:value-type="float">
            <text:p>37</text:p>
          </table:table-cell>
          <table:table-cell table:style-name="ce8" table:formula="of:=ROUND( (['b - Armes'.C41]*1.5) + RANDBETWEEN(0;10) )" office:value-type="float" office:value="63" calcext:value-type="float">
            <text:p>63</text:p>
          </table:table-cell>
          <table:table-cell table:style-name="ce10" table:formula="of:=[.F41]*30/10 + RANDBETWEEN(1;5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42])" office:value-type="string" office:string-value="C'est un epée batarde" calcext:value-type="string">
            <text:p>C'est un epée batarde</text:p>
          </table:table-cell>
          <table:table-cell table:style-name="ce18" table:formula="of:=[.F42] * 10 - RANDBETWEEN(-4;4)" office:value-type="float" office:value="44" calcext:value-type="float">
            <text:p>44</text:p>
          </table:table-cell>
          <table:table-cell table:style-name="ce8" table:formula="of:=ROUND( (['b - Armes'.C42]*1.5) + RANDBETWEEN(0;10) )" office:value-type="float" office:value="70" calcext:value-type="float">
            <text:p>70</text:p>
          </table:table-cell>
          <table:table-cell table:style-name="ce10" table:formula="of:=[.F42]*30/10 + RANDBETWEEN(1;5)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43])" office:value-type="string" office:string-value="C'est un fléau d'ames" calcext:value-type="string">
            <text:p>C'est un fléau d'ames</text:p>
          </table:table-cell>
          <table:table-cell table:style-name="ce18" table:formula="of:=[.F43] * 10 - RANDBETWEEN(-4;4)" office:value-type="float" office:value="44" calcext:value-type="float">
            <text:p>44</text:p>
          </table:table-cell>
          <table:table-cell table:style-name="ce8" table:formula="of:=ROUND( (['b - Armes'.C43]*1.5) + RANDBETWEEN(0;10) )" office:value-type="float" office:value="70" calcext:value-type="float">
            <text:p>70</text:p>
          </table:table-cell>
          <table:table-cell table:style-name="ce10" table:formula="of:=[.F43]*30/10 + RANDBETWEEN(1;5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44])" office:value-type="string" office:string-value="C'est un sabre d'acier" calcext:value-type="string">
            <text:p>C'est un sabre d'acier</text:p>
          </table:table-cell>
          <table:table-cell table:style-name="ce18" table:formula="of:=[.F44] * 10 - RANDBETWEEN(-4;4)" office:value-type="float" office:value="38" calcext:value-type="float">
            <text:p>38</text:p>
          </table:table-cell>
          <table:table-cell table:style-name="ce8" table:formula="of:=ROUND( (['b - Armes'.C44]*1.5) + RANDBETWEEN(0;10) )" office:value-type="float" office:value="64" calcext:value-type="float">
            <text:p>64</text:p>
          </table:table-cell>
          <table:table-cell table:style-name="ce10" table:formula="of:=[.F44]*30/10 + RANDBETWEEN(1;5)" office:value-type="float" office:value="14" calcext:value-type="float">
            <text:p>1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16" office:value-type="string" calcext:value-type="string">
            <text:p>Grande serpe</text:p>
          </table:table-cell>
          <table:table-cell table:style-name="ce4" table:formula="of:=T(&quot;C'est un &quot;) &amp; LOWER(['b - Armes'.A45])" office:value-type="string" office:string-value="C'est un grande serpe" calcext:value-type="string">
            <text:p>C'est un grande serpe</text:p>
          </table:table-cell>
          <table:table-cell table:style-name="ce18" table:formula="of:=[.F45] * 10 - RANDBETWEEN(-4;4)" office:value-type="float" office:value="40" calcext:value-type="float">
            <text:p>40</text:p>
          </table:table-cell>
          <table:table-cell table:style-name="ce8" table:formula="of:=ROUND( (['b - Armes'.C45]*1.5) + RANDBETWEEN(0;10) )" office:value-type="float" office:value="61" calcext:value-type="float">
            <text:p>61</text:p>
          </table:table-cell>
          <table:table-cell table:style-name="ce10" table:formula="of:=[.F45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8" table:formula="of:=[.F46] * 10 - RANDBETWEEN(-4;4)" office:value-type="float" office:value="36" calcext:value-type="float">
            <text:p>36</text:p>
          </table:table-cell>
          <table:table-cell table:style-name="ce8" table:formula="of:=ROUND( (['b - Armes'.C46]*1.5) + RANDBETWEEN(0;10) )" office:value-type="float" office:value="63" calcext:value-type="float">
            <text:p>63</text:p>
          </table:table-cell>
          <table:table-cell table:style-name="ce10" table:formula="of:=[.F46]*30/10 + RANDBETWEEN(1;5)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8" table:formula="of:=[.F47] * 10 - RANDBETWEEN(-4;4)" office:value-type="float" office:value="41" calcext:value-type="float">
            <text:p>41</text:p>
          </table:table-cell>
          <table:table-cell table:style-name="ce8" table:formula="of:=ROUND( (['b - Armes'.C47]*1.5) + RANDBETWEEN(0;10) )" office:value-type="float" office:value="64" calcext:value-type="float">
            <text:p>64</text:p>
          </table:table-cell>
          <table:table-cell table:style-name="ce10" table:formula="of:=[.F47]*30/10 + RANDBETWEEN(1;5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8" table:formula="of:=[.F48] * 10 - RANDBETWEEN(-4;4)" office:value-type="float" office:value="39" calcext:value-type="float">
            <text:p>39</text:p>
          </table:table-cell>
          <table:table-cell table:style-name="ce8" table:formula="of:=ROUND( (['b - Armes'.C48]*1.5) + RANDBETWEEN(0;10) )" office:value-type="float" office:value="59" calcext:value-type="float">
            <text:p>59</text:p>
          </table:table-cell>
          <table:table-cell table:style-name="ce10" table:formula="of:=[.F48]*30/10 + RANDBETWEEN(1;5)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8" table:formula="of:=[.F49] * 10 - RANDBETWEEN(-4;4)" office:value-type="float" office:value="37" calcext:value-type="float">
            <text:p>37</text:p>
          </table:table-cell>
          <table:table-cell table:style-name="ce8" table:formula="of:=ROUND( (['b - Armes'.C49]*1.5) + RANDBETWEEN(0;10) )" office:value-type="float" office:value="64" calcext:value-type="float">
            <text:p>64</text:p>
          </table:table-cell>
          <table:table-cell table:style-name="ce10" table:formula="of:=[.F49]*30/10 + RANDBETWEEN(1;5)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8" table:formula="of:=[.F50] * 10 - RANDBETWEEN(-4;4)" office:value-type="float" office:value="40" calcext:value-type="float">
            <text:p>40</text:p>
          </table:table-cell>
          <table:table-cell table:style-name="ce8" table:formula="of:=ROUND( (['b - Armes'.C50]*1.5) + RANDBETWEEN(0;10) )" office:value-type="float" office:value="64" calcext:value-type="float">
            <text:p>64</text:p>
          </table:table-cell>
          <table:table-cell table:style-name="ce10" table:formula="of:=[.F50]*30/10 + RANDBETWEEN(1;5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puissante</text:p>
          </table:table-cell>
          <table:table-cell table:style-name="ce4"/>
          <table:table-cell table:style-name="ce18" table:formula="of:=[.F51] * 10 - RANDBETWEEN(-4;4)" office:value-type="float" office:value="43" calcext:value-type="float">
            <text:p>43</text:p>
          </table:table-cell>
          <table:table-cell table:style-name="ce8" table:formula="of:=ROUND( (['b - Armes'.C51]*1.5) + RANDBETWEEN(0;10) )" office:value-type="float" office:value="70" calcext:value-type="float">
            <text:p>70</text:p>
          </table:table-cell>
          <table:table-cell table:style-name="ce10" table:formula="of:=[.F51]*30/10 + RANDBETWEEN(1;5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52])" office:value-type="string" office:string-value="C'est un lance en acier" calcext:value-type="string">
            <text:p>C'est un lance en acier</text:p>
          </table:table-cell>
          <table:table-cell table:style-name="ce18" table:formula="of:=[.F52] * 10 - RANDBETWEEN(-4;4)" office:value-type="float" office:value="51" calcext:value-type="float">
            <text:p>51</text:p>
          </table:table-cell>
          <table:table-cell table:style-name="ce8" table:formula="of:=ROUND( (['b - Armes'.C52]*1.5) + RANDBETWEEN(0;10) )" office:value-type="float" office:value="86" calcext:value-type="float">
            <text:p>86</text:p>
          </table:table-cell>
          <table:table-cell table:style-name="ce10" table:formula="of:=[.F52]*30/10 + RANDBETWEEN(1;5)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53])" office:value-type="string" office:string-value="C'est un marteau de guerre" calcext:value-type="string">
            <text:p>C'est un marteau de guerre</text:p>
          </table:table-cell>
          <table:table-cell table:style-name="ce18" table:formula="of:=[.F53] * 10 - RANDBETWEEN(-4;4)" office:value-type="float" office:value="47" calcext:value-type="float">
            <text:p>47</text:p>
          </table:table-cell>
          <table:table-cell table:style-name="ce8" table:formula="of:=ROUND( (['b - Armes'.C53]*1.5) + RANDBETWEEN(0;10) )" office:value-type="float" office:value="77" calcext:value-type="float">
            <text:p>77</text:p>
          </table:table-cell>
          <table:table-cell table:style-name="ce10" table:formula="of:=[.F53]*30/10 + RANDBETWEEN(1;5)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54])" office:value-type="string" office:string-value="C'est un double hache" calcext:value-type="string">
            <text:p>C'est un double hache</text:p>
          </table:table-cell>
          <table:table-cell table:style-name="ce18" table:formula="of:=[.F54] * 10 - RANDBETWEEN(-4;4)" office:value-type="float" office:value="47" calcext:value-type="float">
            <text:p>47</text:p>
          </table:table-cell>
          <table:table-cell table:style-name="ce8" table:formula="of:=ROUND( (['b - Armes'.C54]*1.5) + RANDBETWEEN(0;10) )" office:value-type="float" office:value="77" calcext:value-type="float">
            <text:p>77</text:p>
          </table:table-cell>
          <table:table-cell table:style-name="ce10" table:formula="of:=[.F54]*30/10 + RANDBETWEEN(1;5)" office:value-type="float" office:value="18" calcext:value-type="float">
            <text:p>18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55])" office:value-type="string" office:string-value="C'est un trident" calcext:value-type="string">
            <text:p>C'est un trident</text:p>
          </table:table-cell>
          <table:table-cell table:style-name="ce18" table:formula="of:=[.F55] * 10 - RANDBETWEEN(-4;4)" office:value-type="float" office:value="52" calcext:value-type="float">
            <text:p>52</text:p>
          </table:table-cell>
          <table:table-cell table:style-name="ce8" table:formula="of:=ROUND( (['b - Armes'.C55]*1.5) + RANDBETWEEN(0;10) )" office:value-type="float" office:value="84" calcext:value-type="float">
            <text:p>84</text:p>
          </table:table-cell>
          <table:table-cell table:style-name="ce10" table:formula="of:=[.F55]*30/10 + RANDBETWEEN(1;5)" office:value-type="float" office:value="17" calcext:value-type="float">
            <text:p>17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56])" office:value-type="string" office:string-value="C'est un coutelas" calcext:value-type="string">
            <text:p>C'est un coutelas</text:p>
          </table:table-cell>
          <table:table-cell table:style-name="ce18" table:formula="of:=[.F56] * 10 - RANDBETWEEN(-4;4)" office:value-type="float" office:value="49" calcext:value-type="float">
            <text:p>49</text:p>
          </table:table-cell>
          <table:table-cell table:style-name="ce8" table:formula="of:=ROUND( (['b - Armes'.C56]*1.5) + RANDBETWEEN(0;10) )" office:value-type="float" office:value="82" calcext:value-type="float">
            <text:p>82</text:p>
          </table:table-cell>
          <table:table-cell table:style-name="ce10" table:formula="of:=[.F56]*30/10 + RANDBETWEEN(1;5)" office:value-type="float" office:value="18" calcext:value-type="float">
            <text:p>18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57])" office:value-type="string" office:string-value="C'est un massue immense" calcext:value-type="string">
            <text:p>C'est un massue immense</text:p>
          </table:table-cell>
          <table:table-cell table:style-name="ce18" table:formula="of:=[.F57] * 10 - RANDBETWEEN(-4;4)" office:value-type="float" office:value="47" calcext:value-type="float">
            <text:p>47</text:p>
          </table:table-cell>
          <table:table-cell table:style-name="ce8" table:formula="of:=ROUND( (['b - Armes'.C57]*1.5) + RANDBETWEEN(0;10) )" office:value-type="float" office:value="75" calcext:value-type="float">
            <text:p>75</text:p>
          </table:table-cell>
          <table:table-cell table:style-name="ce10" table:formula="of:=[.F57]*30/10 + RANDBETWEEN(1;5)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8" table:formula="of:=[.F58] * 10 - RANDBETWEEN(-4;4)" office:value-type="float" office:value="47" calcext:value-type="float">
            <text:p>47</text:p>
          </table:table-cell>
          <table:table-cell table:style-name="ce8" table:formula="of:=ROUND( (['b - Armes'.C58]*1.5) + RANDBETWEEN(0;10) )" office:value-type="float" office:value="73" calcext:value-type="float">
            <text:p>73</text:p>
          </table:table-cell>
          <table:table-cell table:style-name="ce10" table:formula="of:=[.F58]*30/10 + RANDBETWEEN(1;5)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8" table:formula="of:=[.F59] * 10 - RANDBETWEEN(-4;4)" office:value-type="float" office:value="52" calcext:value-type="float">
            <text:p>52</text:p>
          </table:table-cell>
          <table:table-cell table:style-name="ce8" table:formula="of:=ROUND( (['b - Armes'.C59]*1.5) + RANDBETWEEN(0;10) )" office:value-type="float" office:value="78" calcext:value-type="float">
            <text:p>78</text:p>
          </table:table-cell>
          <table:table-cell table:style-name="ce10" table:formula="of:=[.F59]*30/10 + RANDBETWEEN(1;5)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8" table:formula="of:=[.F60] * 10 - RANDBETWEEN(-4;4)" office:value-type="float" office:value="50" calcext:value-type="float">
            <text:p>50</text:p>
          </table:table-cell>
          <table:table-cell table:style-name="ce8" table:formula="of:=ROUND( (['b - Armes'.C60]*1.5) + RANDBETWEEN(0;10) )" office:value-type="float" office:value="81" calcext:value-type="float">
            <text:p>81</text:p>
          </table:table-cell>
          <table:table-cell table:style-name="ce10" table:formula="of:=[.F60]*30/10 + RANDBETWEEN(1;5)" office:value-type="float" office:value="17" calcext:value-type="float">
            <text:p>17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8" table:formula="of:=[.F61] * 10 - RANDBETWEEN(-4;4)" office:value-type="float" office:value="47" calcext:value-type="float">
            <text:p>47</text:p>
          </table:table-cell>
          <table:table-cell table:style-name="ce8" table:formula="of:=ROUND( (['b - Armes'.C61]*1.5) + RANDBETWEEN(0;10) )" office:value-type="float" office:value="76" calcext:value-type="float">
            <text:p>76</text:p>
          </table:table-cell>
          <table:table-cell table:style-name="ce10" table:formula="of:=[.F61]*30/10 + RANDBETWEEN(1;5)" office:value-type="float" office:value="17" calcext:value-type="float">
            <text:p>17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8" table:formula="of:=[.F62] * 10 - RANDBETWEEN(-4;4)" office:value-type="float" office:value="47" calcext:value-type="float">
            <text:p>47</text:p>
          </table:table-cell>
          <table:table-cell table:style-name="ce8" table:formula="of:=ROUND( (['b - Armes'.C62]*1.5) + RANDBETWEEN(0;10) )" office:value-type="float" office:value="77" calcext:value-type="float">
            <text:p>77</text:p>
          </table:table-cell>
          <table:table-cell table:style-name="ce10" table:formula="of:=[.F62]*30/10 + RANDBETWEEN(1;5)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8" table:formula="of:=[.F63] * 10 - RANDBETWEEN(-4;4)" office:value-type="float" office:value="53" calcext:value-type="float">
            <text:p>53</text:p>
          </table:table-cell>
          <table:table-cell table:style-name="ce8" table:formula="of:=ROUND( (['b - Armes'.C63]*1.5) + RANDBETWEEN(0;10) )" office:value-type="float" office:value="87" calcext:value-type="float">
            <text:p>87</text:p>
          </table:table-cell>
          <table:table-cell table:style-name="ce10" table:formula="of:=[.F63]*30/10 + RANDBETWEEN(1;5)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64])" office:value-type="string" office:string-value="C'est un epée immense" calcext:value-type="string">
            <text:p>C'est un epée immense</text:p>
          </table:table-cell>
          <table:table-cell table:style-name="ce18" table:formula="of:=[.F64] * 10 - RANDBETWEEN(-4;4)" office:value-type="float" office:value="64" calcext:value-type="float">
            <text:p>64</text:p>
          </table:table-cell>
          <table:table-cell table:style-name="ce8" table:formula="of:=ROUND( (['b - Armes'.C64]*1.5) + RANDBETWEEN(0;10) )" office:value-type="float" office:value="105" calcext:value-type="float">
            <text:p>105</text:p>
          </table:table-cell>
          <table:table-cell table:style-name="ce10" table:formula="of:=[.F64]*30/10 + RANDBETWEEN(1;5)" office:value-type="float" office:value="23" calcext:value-type="float">
            <text:p>23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65])" office:value-type="string" office:string-value="C'est un epée batarde" calcext:value-type="string">
            <text:p>C'est un epée batarde</text:p>
          </table:table-cell>
          <table:table-cell table:style-name="ce18" table:formula="of:=[.F65] * 10 - RANDBETWEEN(-4;4)" office:value-type="float" office:value="63" calcext:value-type="float">
            <text:p>63</text:p>
          </table:table-cell>
          <table:table-cell table:style-name="ce8" table:formula="of:=ROUND( (['b - Armes'.C65]*1.5) + RANDBETWEEN(0;10) )" office:value-type="float" office:value="98" calcext:value-type="float">
            <text:p>98</text:p>
          </table:table-cell>
          <table:table-cell table:style-name="ce10" table:formula="of:=[.F65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66])" office:value-type="string" office:string-value="C'est un rapière" calcext:value-type="string">
            <text:p>C'est un rapière</text:p>
          </table:table-cell>
          <table:table-cell table:style-name="ce18" table:formula="of:=[.F66] * 10 - RANDBETWEEN(-4;4)" office:value-type="float" office:value="57" calcext:value-type="float">
            <text:p>57</text:p>
          </table:table-cell>
          <table:table-cell table:style-name="ce8" table:formula="of:=ROUND( (['b - Armes'.C66]*1.5) + RANDBETWEEN(0;10) )" office:value-type="float" office:value="88" calcext:value-type="float">
            <text:p>88</text:p>
          </table:table-cell>
          <table:table-cell table:style-name="ce10" table:formula="of:=[.F66]*30/10 + RANDBETWEEN(1;5)" office:value-type="float" office:value="19" calcext:value-type="float">
            <text:p>19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67])" office:value-type="string" office:string-value="C'est un glaive en or" calcext:value-type="string">
            <text:p>C'est un glaive en or</text:p>
          </table:table-cell>
          <table:table-cell table:style-name="ce18" table:formula="of:=[.F67] * 10 - RANDBETWEEN(-4;4)" office:value-type="float" office:value="60" calcext:value-type="float">
            <text:p>60</text:p>
          </table:table-cell>
          <table:table-cell table:style-name="ce8" table:formula="of:=ROUND( (['b - Armes'.C67]*1.5) + RANDBETWEEN(0;10) )" office:value-type="float" office:value="91" calcext:value-type="float">
            <text:p>91</text:p>
          </table:table-cell>
          <table:table-cell table:style-name="ce10" table:formula="of:=[.F67]*30/10 + RANDBETWEEN(1;5)" office:value-type="float" office:value="23" calcext:value-type="float">
            <text:p>23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68])" office:value-type="string" office:string-value="C'est un lame incurvée" calcext:value-type="string">
            <text:p>C'est un lame incurvée</text:p>
          </table:table-cell>
          <table:table-cell table:style-name="ce18" table:formula="of:=[.F68] * 10 - RANDBETWEEN(-4;4)" office:value-type="float" office:value="60" calcext:value-type="float">
            <text:p>60</text:p>
          </table:table-cell>
          <table:table-cell table:style-name="ce8" table:formula="of:=ROUND( (['b - Armes'.C68]*1.5) + RANDBETWEEN(0;10) )" office:value-type="float" office:value="99" calcext:value-type="float">
            <text:p>99</text:p>
          </table:table-cell>
          <table:table-cell table:style-name="ce10" table:formula="of:=[.F68]*30/10 + RANDBETWEEN(1;5)" office:value-type="float" office:value="23" calcext:value-type="float">
            <text:p>23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69])" office:value-type="string" office:string-value="C'est un ceste" calcext:value-type="string">
            <text:p>C'est un ceste</text:p>
          </table:table-cell>
          <table:table-cell table:style-name="ce18" table:formula="of:=[.F69] * 10 - RANDBETWEEN(-4;4)" office:value-type="float" office:value="62" calcext:value-type="float">
            <text:p>62</text:p>
          </table:table-cell>
          <table:table-cell table:style-name="ce8" table:formula="of:=ROUND( (['b - Armes'.C69]*1.5) + RANDBETWEEN(0;10) )" office:value-type="float" office:value="97" calcext:value-type="float">
            <text:p>97</text:p>
          </table:table-cell>
          <table:table-cell table:style-name="ce10" table:formula="of:=[.F69]*30/10 + RANDBETWEEN(1;5)" office:value-type="float" office:value="19" calcext:value-type="float">
            <text:p>19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8" table:formula="of:=[.F70] * 10 - RANDBETWEEN(-4;4)" office:value-type="float" office:value="56" calcext:value-type="float">
            <text:p>56</text:p>
          </table:table-cell>
          <table:table-cell table:style-name="ce8" table:formula="of:=ROUND( (['b - Armes'.C70]*1.5) + RANDBETWEEN(0;10) )" office:value-type="float" office:value="91" calcext:value-type="float">
            <text:p>91</text:p>
          </table:table-cell>
          <table:table-cell table:style-name="ce10" table:formula="of:=[.F70]*30/10 + RANDBETWEEN(1;5)" office:value-type="float" office:value="21" calcext:value-type="float">
            <text:p>2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8" table:formula="of:=[.F71] * 10 - RANDBETWEEN(-4;4)" office:value-type="float" office:value="64" calcext:value-type="float">
            <text:p>64</text:p>
          </table:table-cell>
          <table:table-cell table:style-name="ce8" table:formula="of:=ROUND( (['b - Armes'.C71]*1.5) + RANDBETWEEN(0;10) )" office:value-type="float" office:value="98" calcext:value-type="float">
            <text:p>98</text:p>
          </table:table-cell>
          <table:table-cell table:style-name="ce10" table:formula="of:=[.F71]*30/10 + RANDBETWEEN(1;5)" office:value-type="float" office:value="23" calcext:value-type="float">
            <text:p>23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8" table:formula="of:=[.F72] * 10 - RANDBETWEEN(-4;4)" office:value-type="float" office:value="58" calcext:value-type="float">
            <text:p>58</text:p>
          </table:table-cell>
          <table:table-cell table:style-name="ce8" table:formula="of:=ROUND( (['b - Armes'.C72]*1.5) + RANDBETWEEN(0;10) )" office:value-type="float" office:value="89" calcext:value-type="float">
            <text:p>89</text:p>
          </table:table-cell>
          <table:table-cell table:style-name="ce10" table:formula="of:=[.F72]*30/10 + RANDBETWEEN(1;5)" office:value-type="float" office:value="22" calcext:value-type="float">
            <text:p>22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8" table:formula="of:=[.F73] * 10 - RANDBETWEEN(-4;4)" office:value-type="float" office:value="64" calcext:value-type="float">
            <text:p>64</text:p>
          </table:table-cell>
          <table:table-cell table:style-name="ce8" table:formula="of:=ROUND( (['b - Armes'.C73]*1.5) + RANDBETWEEN(0;10) )" office:value-type="float" office:value="105" calcext:value-type="float">
            <text:p>105</text:p>
          </table:table-cell>
          <table:table-cell table:style-name="ce10" table:formula="of:=[.F73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8" table:formula="of:=[.F74] * 10 - RANDBETWEEN(-4;4)" office:value-type="float" office:value="59" calcext:value-type="float">
            <text:p>59</text:p>
          </table:table-cell>
          <table:table-cell table:style-name="ce8" table:formula="of:=ROUND( (['b - Armes'.C74]*1.5) + RANDBETWEEN(0;10) )" office:value-type="float" office:value="96" calcext:value-type="float">
            <text:p>96</text:p>
          </table:table-cell>
          <table:table-cell table:style-name="ce10" table:formula="of:=[.F74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8" table:formula="of:=[.F75] * 10 - RANDBETWEEN(-4;4)" office:value-type="float" office:value="64" calcext:value-type="float">
            <text:p>64</text:p>
          </table:table-cell>
          <table:table-cell table:style-name="ce8" table:formula="of:=ROUND( (['b - Armes'.C75]*1.5) + RANDBETWEEN(0;10) )" office:value-type="float" office:value="96" calcext:value-type="float">
            <text:p>96</text:p>
          </table:table-cell>
          <table:table-cell table:style-name="ce10" table:formula="of:=[.F75]*30/10 + RANDBETWEEN(1;5)" office:value-type="float" office:value="21" calcext:value-type="float">
            <text:p>2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76])" office:value-type="string" office:string-value="C'est un lance en acier" calcext:value-type="string">
            <text:p>C'est un lance en acier</text:p>
          </table:table-cell>
          <table:table-cell table:style-name="ce18" table:formula="of:=[.F76] * 10 - RANDBETWEEN(-4;4)" office:value-type="float" office:value="72" calcext:value-type="float">
            <text:p>72</text:p>
          </table:table-cell>
          <table:table-cell table:style-name="ce8" table:formula="of:=ROUND( (['b - Armes'.C76]*1.5) + RANDBETWEEN(0;10) )" office:value-type="float" office:value="110" calcext:value-type="float">
            <text:p>110</text:p>
          </table:table-cell>
          <table:table-cell table:style-name="ce10" table:formula="of:=[.F76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77])" office:value-type="string" office:string-value="C'est un marteau de guerre" calcext:value-type="string">
            <text:p>C'est un marteau de guerre</text:p>
          </table:table-cell>
          <table:table-cell table:style-name="ce18" table:formula="of:=[.F77] * 10 - RANDBETWEEN(-4;4)" office:value-type="float" office:value="67" calcext:value-type="float">
            <text:p>67</text:p>
          </table:table-cell>
          <table:table-cell table:style-name="ce8" table:formula="of:=ROUND( (['b - Armes'.C77]*1.5) + RANDBETWEEN(0;10) )" office:value-type="float" office:value="104" calcext:value-type="float">
            <text:p>104</text:p>
          </table:table-cell>
          <table:table-cell table:style-name="ce10" table:formula="of:=[.F77]*30/10 + RANDBETWEEN(1;5)" office:value-type="float" office:value="23" calcext:value-type="float">
            <text:p>23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78])" office:value-type="string" office:string-value="C'est un double hache" calcext:value-type="string">
            <text:p>C'est un double hache</text:p>
          </table:table-cell>
          <table:table-cell table:style-name="ce18" table:formula="of:=[.F78] * 10 - RANDBETWEEN(-4;4)" office:value-type="float" office:value="74" calcext:value-type="float">
            <text:p>74</text:p>
          </table:table-cell>
          <table:table-cell table:style-name="ce8" table:formula="of:=ROUND( (['b - Armes'.C78]*1.5) + RANDBETWEEN(0;10) )" office:value-type="float" office:value="121" calcext:value-type="float">
            <text:p>121</text:p>
          </table:table-cell>
          <table:table-cell table:style-name="ce10" table:formula="of:=[.F78]*30/10 + RANDBETWEEN(1;5)" office:value-type="float" office:value="22" calcext:value-type="float">
            <text:p>22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79])" office:value-type="string" office:string-value="C'est un trident" calcext:value-type="string">
            <text:p>C'est un trident</text:p>
          </table:table-cell>
          <table:table-cell table:style-name="ce18" table:formula="of:=[.F79] * 10 - RANDBETWEEN(-4;4)" office:value-type="float" office:value="73" calcext:value-type="float">
            <text:p>73</text:p>
          </table:table-cell>
          <table:table-cell table:style-name="ce8" table:formula="of:=ROUND( (['b - Armes'.C79]*1.5) + RANDBETWEEN(0;10) )" office:value-type="float" office:value="120" calcext:value-type="float">
            <text:p>120</text:p>
          </table:table-cell>
          <table:table-cell table:style-name="ce10" table:formula="of:=[.F79]*30/10 + RANDBETWEEN(1;5)" office:value-type="float" office:value="26" calcext:value-type="float">
            <text:p>2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80])" office:value-type="string" office:string-value="C'est un coutelas" calcext:value-type="string">
            <text:p>C'est un coutelas</text:p>
          </table:table-cell>
          <table:table-cell table:style-name="ce18" table:formula="of:=[.F80] * 10 - RANDBETWEEN(-4;4)" office:value-type="float" office:value="71" calcext:value-type="float">
            <text:p>71</text:p>
          </table:table-cell>
          <table:table-cell table:style-name="ce8" table:formula="of:=ROUND( (['b - Armes'.C80]*1.5) + RANDBETWEEN(0;10) )" office:value-type="float" office:value="116" calcext:value-type="float">
            <text:p>116</text:p>
          </table:table-cell>
          <table:table-cell table:style-name="ce10" table:formula="of:=[.F80]*30/10 + RANDBETWEEN(1;5)" office:value-type="float" office:value="26" calcext:value-type="float">
            <text:p>2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81])" office:value-type="string" office:string-value="C'est un massue immense" calcext:value-type="string">
            <text:p>C'est un massue immense</text:p>
          </table:table-cell>
          <table:table-cell table:style-name="ce18" table:formula="of:=[.F81] * 10 - RANDBETWEEN(-4;4)" office:value-type="float" office:value="71" calcext:value-type="float">
            <text:p>71</text:p>
          </table:table-cell>
          <table:table-cell table:style-name="ce8" table:formula="of:=ROUND( (['b - Armes'.C81]*1.5) + RANDBETWEEN(0;10) )" office:value-type="float" office:value="117" calcext:value-type="float">
            <text:p>117</text:p>
          </table:table-cell>
          <table:table-cell table:style-name="ce10" table:formula="of:=[.F81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8" table:formula="of:=[.F82] * 10 - RANDBETWEEN(-4;4)" office:value-type="float" office:value="74" calcext:value-type="float">
            <text:p>74</text:p>
          </table:table-cell>
          <table:table-cell table:style-name="ce8" table:formula="of:=ROUND( (['b - Armes'.C82]*1.5) + RANDBETWEEN(0;10) )" office:value-type="float" office:value="120" calcext:value-type="float">
            <text:p>120</text:p>
          </table:table-cell>
          <table:table-cell table:style-name="ce10" table:formula="of:=[.F82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8" table:formula="of:=[.F83] * 10 - RANDBETWEEN(-4;4)" office:value-type="float" office:value="72" calcext:value-type="float">
            <text:p>72</text:p>
          </table:table-cell>
          <table:table-cell table:style-name="ce8" table:formula="of:=ROUND( (['b - Armes'.C83]*1.5) + RANDBETWEEN(0;10) )" office:value-type="float" office:value="117" calcext:value-type="float">
            <text:p>117</text:p>
          </table:table-cell>
          <table:table-cell table:style-name="ce10" table:formula="of:=[.F83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8" table:formula="of:=[.F84] * 10 - RANDBETWEEN(-4;4)" office:value-type="float" office:value="74" calcext:value-type="float">
            <text:p>74</text:p>
          </table:table-cell>
          <table:table-cell table:style-name="ce8" table:formula="of:=ROUND( (['b - Armes'.C84]*1.5) + RANDBETWEEN(0;10) )" office:value-type="float" office:value="117" calcext:value-type="float">
            <text:p>117</text:p>
          </table:table-cell>
          <table:table-cell table:style-name="ce10" table:formula="of:=[.F84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8" table:formula="of:=[.F85] * 10 - RANDBETWEEN(-4;4)" office:value-type="float" office:value="69" calcext:value-type="float">
            <text:p>69</text:p>
          </table:table-cell>
          <table:table-cell table:style-name="ce8" table:formula="of:=ROUND( (['b - Armes'.C85]*1.5) + RANDBETWEEN(0;10) )" office:value-type="float" office:value="110" calcext:value-type="float">
            <text:p>110</text:p>
          </table:table-cell>
          <table:table-cell table:style-name="ce10" table:formula="of:=[.F85]*30/10 + RANDBETWEEN(1;5)" office:value-type="float" office:value="23" calcext:value-type="float">
            <text:p>23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8" table:formula="of:=[.F86] * 10 - RANDBETWEEN(-4;4)" office:value-type="float" office:value="73" calcext:value-type="float">
            <text:p>73</text:p>
          </table:table-cell>
          <table:table-cell table:style-name="ce8" table:formula="of:=ROUND( (['b - Armes'.C86]*1.5) + RANDBETWEEN(0;10) )" office:value-type="float" office:value="119" calcext:value-type="float">
            <text:p>119</text:p>
          </table:table-cell>
          <table:table-cell table:style-name="ce10" table:formula="of:=[.F86]*30/10 + RANDBETWEEN(1;5)" office:value-type="float" office:value="26" calcext:value-type="float">
            <text:p>2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8" table:formula="of:=[.F87] * 10 - RANDBETWEEN(-4;4)" office:value-type="float" office:value="74" calcext:value-type="float">
            <text:p>74</text:p>
          </table:table-cell>
          <table:table-cell table:style-name="ce8" table:formula="of:=ROUND( (['b - Armes'.C87]*1.5) + RANDBETWEEN(0;10) )" office:value-type="float" office:value="112" calcext:value-type="float">
            <text:p>112</text:p>
          </table:table-cell>
          <table:table-cell table:style-name="ce10" table:formula="of:=[.F87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88])" office:value-type="string" office:string-value="C'est un epée immense" calcext:value-type="string">
            <text:p>C'est un epée immense</text:p>
          </table:table-cell>
          <table:table-cell table:style-name="ce18" table:formula="of:=[.F88] * 10 - RANDBETWEEN(-4;4)" office:value-type="float" office:value="79" calcext:value-type="float">
            <text:p>79</text:p>
          </table:table-cell>
          <table:table-cell table:style-name="ce8" table:formula="of:=ROUND( (['b - Armes'.C88]*1.5) + RANDBETWEEN(0;10) )" office:value-type="float" office:value="124" calcext:value-type="float">
            <text:p>124</text:p>
          </table:table-cell>
          <table:table-cell table:style-name="ce10" table:formula="of:=[.F88]*30/10 + RANDBETWEEN(1;5)" office:value-type="float" office:value="27" calcext:value-type="float">
            <text:p>2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89])" office:value-type="string" office:string-value="C'est un epée batarde" calcext:value-type="string">
            <text:p>C'est un epée batarde</text:p>
          </table:table-cell>
          <table:table-cell table:style-name="ce18" table:formula="of:=[.F89] * 10 - RANDBETWEEN(-4;4)" office:value-type="float" office:value="82" calcext:value-type="float">
            <text:p>82</text:p>
          </table:table-cell>
          <table:table-cell table:style-name="ce8" table:formula="of:=ROUND( (['b - Armes'.C89]*1.5) + RANDBETWEEN(0;10) )" office:value-type="float" office:value="126" calcext:value-type="float">
            <text:p>126</text:p>
          </table:table-cell>
          <table:table-cell table:style-name="ce10" table:formula="of:=[.F89]*30/10 + RANDBETWEEN(1;5)" office:value-type="float" office:value="29" calcext:value-type="float">
            <text:p>29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90])" office:value-type="string" office:string-value="C'est un rapière" calcext:value-type="string">
            <text:p>C'est un rapière</text:p>
          </table:table-cell>
          <table:table-cell table:style-name="ce18" table:formula="of:=[.F90] * 10 - RANDBETWEEN(-4;4)" office:value-type="float" office:value="81" calcext:value-type="float">
            <text:p>81</text:p>
          </table:table-cell>
          <table:table-cell table:style-name="ce8" table:formula="of:=ROUND( (['b - Armes'.C90]*1.5) + RANDBETWEEN(0;10) )" office:value-type="float" office:value="123" calcext:value-type="float">
            <text:p>123</text:p>
          </table:table-cell>
          <table:table-cell table:style-name="ce10" table:formula="of:=[.F90]*30/10 + RANDBETWEEN(1;5)" office:value-type="float" office:value="27" calcext:value-type="float">
            <text:p>2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91])" office:value-type="string" office:string-value="C'est un glaive en or" calcext:value-type="string">
            <text:p>C'est un glaive en or</text:p>
          </table:table-cell>
          <table:table-cell table:style-name="ce18" table:formula="of:=[.F91] * 10 - RANDBETWEEN(-4;4)" office:value-type="float" office:value="83" calcext:value-type="float">
            <text:p>83</text:p>
          </table:table-cell>
          <table:table-cell table:style-name="ce8" table:formula="of:=ROUND( (['b - Armes'.C91]*1.5) + RANDBETWEEN(0;10) )" office:value-type="float" office:value="129" calcext:value-type="float">
            <text:p>129</text:p>
          </table:table-cell>
          <table:table-cell table:style-name="ce10" table:formula="of:=[.F91]*30/10 + RANDBETWEEN(1;5)" office:value-type="float" office:value="28" calcext:value-type="float">
            <text:p>28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92])" office:value-type="string" office:string-value="C'est un lame incurvée" calcext:value-type="string">
            <text:p>C'est un lame incurvée</text:p>
          </table:table-cell>
          <table:table-cell table:style-name="ce18" table:formula="of:=[.F92] * 10 - RANDBETWEEN(-4;4)" office:value-type="float" office:value="84" calcext:value-type="float">
            <text:p>84</text:p>
          </table:table-cell>
          <table:table-cell table:style-name="ce8" table:formula="of:=ROUND( (['b - Armes'.C92]*1.5) + RANDBETWEEN(0;10) )" office:value-type="float" office:value="129" calcext:value-type="float">
            <text:p>129</text:p>
          </table:table-cell>
          <table:table-cell table:style-name="ce10" table:formula="of:=[.F92]*30/10 + RANDBETWEEN(1;5)" office:value-type="float" office:value="27" calcext:value-type="float">
            <text:p>2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93])" office:value-type="string" office:string-value="C'est un ceste" calcext:value-type="string">
            <text:p>C'est un ceste</text:p>
          </table:table-cell>
          <table:table-cell table:style-name="ce18" table:formula="of:=[.F93] * 10 - RANDBETWEEN(-4;4)" office:value-type="float" office:value="77" calcext:value-type="float">
            <text:p>77</text:p>
          </table:table-cell>
          <table:table-cell table:style-name="ce8" table:formula="of:=ROUND( (['b - Armes'.C93]*1.5) + RANDBETWEEN(0;10) )" office:value-type="float" office:value="118" calcext:value-type="float">
            <text:p>118</text:p>
          </table:table-cell>
          <table:table-cell table:style-name="ce10" table:formula="of:=[.F93]*30/10 + RANDBETWEEN(1;5)" office:value-type="float" office:value="29" calcext:value-type="float">
            <text:p>29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arquebuse</text:p>
          </table:table-cell>
          <table:table-cell table:style-name="ce4"/>
          <table:table-cell table:style-name="ce18" table:formula="of:=[.F94] * 10 - RANDBETWEEN(-4;4)" office:value-type="float" office:value="76" calcext:value-type="float">
            <text:p>76</text:p>
          </table:table-cell>
          <table:table-cell table:style-name="ce8" table:formula="of:=ROUND( (['b - Armes'.C94]*1.5) + RANDBETWEEN(0;10) )" office:value-type="float" office:value="119" calcext:value-type="float">
            <text:p>119</text:p>
          </table:table-cell>
          <table:table-cell table:style-name="ce10" table:formula="of:=[.F94]*30/10 + RANDBETWEEN(1;5)" office:value-type="float" office:value="25" calcext:value-type="float">
            <text:p>25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etite arquebuse</text:p>
          </table:table-cell>
          <table:table-cell table:style-name="ce4"/>
          <table:table-cell table:style-name="ce18" table:formula="of:=[.F95] * 10 - RANDBETWEEN(-4;4)" office:value-type="float" office:value="83" calcext:value-type="float">
            <text:p>83</text:p>
          </table:table-cell>
          <table:table-cell table:style-name="ce8" table:formula="of:=ROUND( (['b - Armes'.C95]*1.5) + RANDBETWEEN(0;10) )" office:value-type="float" office:value="127" calcext:value-type="float">
            <text:p>127</text:p>
          </table:table-cell>
          <table:table-cell table:style-name="ce10" table:formula="of:=[.F95]*30/10 + RANDBETWEEN(1;5)" office:value-type="float" office:value="29" calcext:value-type="float">
            <text:p>29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8" table:formula="of:=[.F96] * 10 - RANDBETWEEN(-4;4)" office:value-type="float" office:value="82" calcext:value-type="float">
            <text:p>82</text:p>
          </table:table-cell>
          <table:table-cell table:style-name="ce8" table:formula="of:=ROUND( (['b - Armes'.C96]*1.5) + RANDBETWEEN(0;10) )" office:value-type="float" office:value="127" calcext:value-type="float">
            <text:p>127</text:p>
          </table:table-cell>
          <table:table-cell table:style-name="ce10" table:formula="of:=[.F96]*30/10 + RANDBETWEEN(1;5)" office:value-type="float" office:value="25" calcext:value-type="float">
            <text:p>25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8" table:formula="of:=[.F97] * 10 - RANDBETWEEN(-4;4)" office:value-type="float" office:value="84" calcext:value-type="float">
            <text:p>84</text:p>
          </table:table-cell>
          <table:table-cell table:style-name="ce8" table:formula="of:=ROUND( (['b - Armes'.C97]*1.5) + RANDBETWEEN(0;10) )" office:value-type="float" office:value="130" calcext:value-type="float">
            <text:p>130</text:p>
          </table:table-cell>
          <table:table-cell table:style-name="ce10" table:formula="of:=[.F97]*30/10 + RANDBETWEEN(1;5)" office:value-type="float" office:value="27" calcext:value-type="float">
            <text:p>2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8" table:formula="of:=[.F98] * 10 - RANDBETWEEN(-4;4)" office:value-type="float" office:value="84" calcext:value-type="float">
            <text:p>84</text:p>
          </table:table-cell>
          <table:table-cell table:style-name="ce8" table:formula="of:=ROUND( (['b - Armes'.C98]*1.5) + RANDBETWEEN(0;10) )" office:value-type="float" office:value="135" calcext:value-type="float">
            <text:p>135</text:p>
          </table:table-cell>
          <table:table-cell table:style-name="ce10" table:formula="of:=[.F98]*30/10 + RANDBETWEEN(1;5)" office:value-type="float" office:value="28" calcext:value-type="float">
            <text:p>28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8" table:formula="of:=[.F99] * 10 - RANDBETWEEN(-4;4)" office:value-type="float" office:value="82" calcext:value-type="float">
            <text:p>82</text:p>
          </table:table-cell>
          <table:table-cell table:style-name="ce8" table:formula="of:=ROUND( (['b - Armes'.C99]*1.5) + RANDBETWEEN(0;10) )" office:value-type="float" office:value="123" calcext:value-type="float">
            <text:p>123</text:p>
          </table:table-cell>
          <table:table-cell table:style-name="ce10" table:formula="of:=[.F99]*30/10 + RANDBETWEEN(1;5)" office:value-type="float" office:value="29" calcext:value-type="float">
            <text:p>29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100])" office:value-type="string" office:string-value="C'est un lance en acier" calcext:value-type="string">
            <text:p>C'est un lance en acier</text:p>
          </table:table-cell>
          <table:table-cell table:style-name="ce18" table:formula="of:=[.F100] * 10 - RANDBETWEEN(-4;4)" office:value-type="float" office:value="86" calcext:value-type="float">
            <text:p>86</text:p>
          </table:table-cell>
          <table:table-cell table:style-name="ce8" table:formula="of:=ROUND( (['b - Armes'.C100]*1.5) + RANDBETWEEN(0;10) )" office:value-type="float" office:value="139" calcext:value-type="float">
            <text:p>139</text:p>
          </table:table-cell>
          <table:table-cell table:style-name="ce10" table:formula="of:=[.F100]*30/10 + RANDBETWEEN(1;5)" office:value-type="float" office:value="28" calcext:value-type="float">
            <text:p>28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101])" office:value-type="string" office:string-value="C'est un marteau de guerre" calcext:value-type="string">
            <text:p>C'est un marteau de guerre</text:p>
          </table:table-cell>
          <table:table-cell table:style-name="ce18" table:formula="of:=[.F101] * 10 - RANDBETWEEN(-4;4)" office:value-type="float" office:value="89" calcext:value-type="float">
            <text:p>89</text:p>
          </table:table-cell>
          <table:table-cell table:style-name="ce8" table:formula="of:=ROUND( (['b - Armes'.C101]*1.5) + RANDBETWEEN(0;10) )" office:value-type="float" office:value="137" calcext:value-type="float">
            <text:p>137</text:p>
          </table:table-cell>
          <table:table-cell table:style-name="ce10" table:formula="of:=[.F101]*30/10 + RANDBETWEEN(1;5)" office:value-type="float" office:value="32" calcext:value-type="float">
            <text:p>3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102])" office:value-type="string" office:string-value="C'est un double hache" calcext:value-type="string">
            <text:p>C'est un double hache</text:p>
          </table:table-cell>
          <table:table-cell table:style-name="ce18" table:formula="of:=[.F102] * 10 - RANDBETWEEN(-4;4)" office:value-type="float" office:value="88" calcext:value-type="float">
            <text:p>88</text:p>
          </table:table-cell>
          <table:table-cell table:style-name="ce8" table:formula="of:=ROUND( (['b - Armes'.C102]*1.5) + RANDBETWEEN(0;10) )" office:value-type="float" office:value="137" calcext:value-type="float">
            <text:p>137</text:p>
          </table:table-cell>
          <table:table-cell table:style-name="ce10" table:formula="of:=[.F102]*30/10 + RANDBETWEEN(1;5)" office:value-type="float" office:value="30" calcext:value-type="float">
            <text:p>3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103])" office:value-type="string" office:string-value="C'est un trident" calcext:value-type="string">
            <text:p>C'est un trident</text:p>
          </table:table-cell>
          <table:table-cell table:style-name="ce18" table:formula="of:=[.F103] * 10 - RANDBETWEEN(-4;4)" office:value-type="float" office:value="87" calcext:value-type="float">
            <text:p>87</text:p>
          </table:table-cell>
          <table:table-cell table:style-name="ce8" table:formula="of:=ROUND( (['b - Armes'.C103]*1.5) + RANDBETWEEN(0;10) )" office:value-type="float" office:value="134" calcext:value-type="float">
            <text:p>134</text:p>
          </table:table-cell>
          <table:table-cell table:style-name="ce10" table:formula="of:=[.F103]*30/10 + RANDBETWEEN(1;5)" office:value-type="float" office:value="32" calcext:value-type="float">
            <text:p>3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104])" office:value-type="string" office:string-value="C'est un coutelas" calcext:value-type="string">
            <text:p>C'est un coutelas</text:p>
          </table:table-cell>
          <table:table-cell table:style-name="ce18" table:formula="of:=[.F104] * 10 - RANDBETWEEN(-4;4)" office:value-type="float" office:value="90" calcext:value-type="float">
            <text:p>90</text:p>
          </table:table-cell>
          <table:table-cell table:style-name="ce8" table:formula="of:=ROUND( (['b - Armes'.C104]*1.5) + RANDBETWEEN(0;10) )" office:value-type="float" office:value="137" calcext:value-type="float">
            <text:p>137</text:p>
          </table:table-cell>
          <table:table-cell table:style-name="ce10" table:formula="of:=[.F104]*30/10 + RANDBETWEEN(1;5)" office:value-type="float" office:value="31" calcext:value-type="float">
            <text:p>3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105])" office:value-type="string" office:string-value="C'est un massue immense" calcext:value-type="string">
            <text:p>C'est un massue immense</text:p>
          </table:table-cell>
          <table:table-cell table:style-name="ce18" table:formula="of:=[.F105] * 10 - RANDBETWEEN(-4;4)" office:value-type="float" office:value="94" calcext:value-type="float">
            <text:p>94</text:p>
          </table:table-cell>
          <table:table-cell table:style-name="ce8" table:formula="of:=ROUND( (['b - Armes'.C105]*1.5) + RANDBETWEEN(0;10) )" office:value-type="float" office:value="147" calcext:value-type="float">
            <text:p>147</text:p>
          </table:table-cell>
          <table:table-cell table:style-name="ce10" table:formula="of:=[.F105]*30/10 + RANDBETWEEN(1;5)" office:value-type="float" office:value="28" calcext:value-type="float">
            <text:p>28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Arquebuse de soldat</text:p>
          </table:table-cell>
          <table:table-cell table:style-name="ce4"/>
          <table:table-cell table:style-name="ce18" table:formula="of:=[.F106] * 10 - RANDBETWEEN(-4;4)" office:value-type="float" office:value="90" calcext:value-type="float">
            <text:p>90</text:p>
          </table:table-cell>
          <table:table-cell table:style-name="ce8" table:formula="of:=ROUND( (['b - Armes'.C106]*1.5) + RANDBETWEEN(0;10) )" office:value-type="float" office:value="145" calcext:value-type="float">
            <text:p>145</text:p>
          </table:table-cell>
          <table:table-cell table:style-name="ce10" table:formula="of:=[.F106]*30/10 + RANDBETWEEN(1;5)" office:value-type="float" office:value="30" calcext:value-type="float">
            <text:p>3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marin</text:p>
          </table:table-cell>
          <table:table-cell table:style-name="ce4"/>
          <table:table-cell table:style-name="ce18" table:formula="of:=[.F107] * 10 - RANDBETWEEN(-4;4)" office:value-type="float" office:value="89" calcext:value-type="float">
            <text:p>89</text:p>
          </table:table-cell>
          <table:table-cell table:style-name="ce8" table:formula="of:=ROUND( (['b - Armes'.C107]*1.5) + RANDBETWEEN(0;10) )" office:value-type="float" office:value="135" calcext:value-type="float">
            <text:p>135</text:p>
          </table:table-cell>
          <table:table-cell table:style-name="ce10" table:formula="of:=[.F107]*30/10 + RANDBETWEEN(1;5)" office:value-type="float" office:value="32" calcext:value-type="float">
            <text:p>3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de marin</text:p>
          </table:table-cell>
          <table:table-cell table:style-name="ce4"/>
          <table:table-cell table:style-name="ce18" table:formula="of:=[.F108] * 10 - RANDBETWEEN(-4;4)" office:value-type="float" office:value="88" calcext:value-type="float">
            <text:p>88</text:p>
          </table:table-cell>
          <table:table-cell table:style-name="ce8" table:formula="of:=ROUND( (['b - Armes'.C108]*1.5) + RANDBETWEEN(0;10) )" office:value-type="float" office:value="141" calcext:value-type="float">
            <text:p>141</text:p>
          </table:table-cell>
          <table:table-cell table:style-name="ce10" table:formula="of:=[.F108]*30/10 + RANDBETWEEN(1;5)" office:value-type="float" office:value="29" calcext:value-type="float">
            <text:p>2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8" table:formula="of:=[.F109] * 10 - RANDBETWEEN(-4;4)" office:value-type="float" office:value="94" calcext:value-type="float">
            <text:p>94</text:p>
          </table:table-cell>
          <table:table-cell table:style-name="ce8" table:formula="of:=ROUND( (['b - Armes'.C109]*1.5) + RANDBETWEEN(0;10) )" office:value-type="float" office:value="146" calcext:value-type="float">
            <text:p>146</text:p>
          </table:table-cell>
          <table:table-cell table:style-name="ce10" table:formula="of:=[.F109]*30/10 + RANDBETWEEN(1;5)" office:value-type="float" office:value="30" calcext:value-type="float">
            <text:p>3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soldat</text:p>
          </table:table-cell>
          <table:table-cell table:style-name="ce4"/>
          <table:table-cell table:style-name="ce18" table:formula="of:=[.F110] * 10 - RANDBETWEEN(-4;4)" office:value-type="float" office:value="90" calcext:value-type="float">
            <text:p>90</text:p>
          </table:table-cell>
          <table:table-cell table:style-name="ce8" table:formula="of:=ROUND( (['b - Armes'.C110]*1.5) + RANDBETWEEN(0;10) )" office:value-type="float" office:value="139" calcext:value-type="float">
            <text:p>139</text:p>
          </table:table-cell>
          <table:table-cell table:style-name="ce10" table:formula="of:=[.F110]*30/10 + RANDBETWEEN(1;5)" office:value-type="float" office:value="30" calcext:value-type="float">
            <text:p>3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Arquebuse puissante</text:p>
          </table:table-cell>
          <table:table-cell table:style-name="ce4"/>
          <table:table-cell table:style-name="ce18" table:formula="of:=[.F111] * 10 - RANDBETWEEN(-4;4)" office:value-type="float" office:value="89" calcext:value-type="float">
            <text:p>89</text:p>
          </table:table-cell>
          <table:table-cell table:style-name="ce8" table:formula="of:=ROUND( (['b - Armes'.C111]*1.5) + RANDBETWEEN(0;10) )" office:value-type="float" office:value="136" calcext:value-type="float">
            <text:p>136</text:p>
          </table:table-cell>
          <table:table-cell table:style-name="ce10" table:formula="of:=[.F111]*30/10 + RANDBETWEEN(1;5)" office:value-type="float" office:value="29" calcext:value-type="float">
            <text:p>2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du roi pirate</text:p>
          </table:table-cell>
          <table:table-cell table:style-name="ce4" table:formula="of:=T(&quot;C'est un &quot;) &amp; LOWER(['b - Armes'.A112])" office:value-type="string" office:string-value="C'est un epée du roi pirate" calcext:value-type="string">
            <text:p>C'est un epée du roi pirate</text:p>
          </table:table-cell>
          <table:table-cell table:style-name="ce18" table:formula="of:=[.F112] * 10 - RANDBETWEEN(-4;4)" office:value-type="float" office:value="103" calcext:value-type="float">
            <text:p>103</text:p>
          </table:table-cell>
          <table:table-cell table:style-name="ce8" table:formula="of:=ROUND( (['b - Armes'.C112]*1.5) + RANDBETWEEN(0;10) )" office:value-type="float" office:value="164" calcext:value-type="float">
            <text:p>164</text:p>
          </table:table-cell>
          <table:table-cell table:style-name="ce10" table:formula="of:=[.F112]*30/10 + RANDBETWEEN(1;5)" office:value-type="float" office:value="34" calcext:value-type="float">
            <text:p>34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u roi pirate</text:p>
          </table:table-cell>
          <table:table-cell table:style-name="ce4" table:formula="of:=T(&quot;C'est un &quot;) &amp; LOWER(['b - Armes'.A113])" office:value-type="string" office:string-value="C'est un pistolet du roi pirate" calcext:value-type="string">
            <text:p>C'est un pistolet du roi pirate</text:p>
          </table:table-cell>
          <table:table-cell table:style-name="ce18" table:formula="of:=[.F113] * 10 - RANDBETWEEN(-4;4)" office:value-type="float" office:value="102" calcext:value-type="float">
            <text:p>102</text:p>
          </table:table-cell>
          <table:table-cell table:style-name="ce8" table:formula="of:=ROUND( (['b - Armes'.C113]*1.5) + RANDBETWEEN(0;10) )" office:value-type="float" office:value="163" calcext:value-type="float">
            <text:p>163</text:p>
          </table:table-cell>
          <table:table-cell table:style-name="ce10" table:formula="of:=[.F113]*30/10 + RANDBETWEEN(1;5)" office:value-type="float" office:value="33" calcext:value-type="float">
            <text:p>33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3" table:number-rows-repeated="7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 table:number-rows-repeated="104845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c - Vêtement" table:style-name="ta1">
        <table:table-column table:style-name="co16" table:default-cell-style-name="Default"/>
        <table:table-column table:style-name="co9" table:number-columns-repeated="5" table:default-cell-style-name="Default"/>
        <table:table-column table:style-name="co7" table:default-cell-style-name="Default"/>
        <table:table-row table:style-name="ro6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</table:table-row>
        <table:table-row table:style-name="ro4">
          <table:table-cell table:style-name="ce2" office:value-type="string" calcext:value-type="string">
            <text:p>Marcel</text:p>
          </table:table-cell>
          <table:table-cell table:style-name="ce4" table:formula="of:=T(&quot;C'est un &quot;) &amp; LOWER(['c - Vêtement'.A2])" office:value-type="string" office:string-value="C'est un marcel" calcext:value-type="string">
            <text:p>C'est un marcel</text:p>
          </table:table-cell>
          <table:table-cell table:style-name="ce18" table:formula="of:=[.F2] * 10 - RANDBETWEEN(-4;4)" office:value-type="float" office:value="10" calcext:value-type="float">
            <text:p>10</text:p>
          </table:table-cell>
          <table:table-cell table:style-name="ce8" table:formula="of:=ROUND( (['c - Vêtement'.C2]*1.5) + RANDBETWEEN(0;10) )" office:value-type="float" office:value="20" calcext:value-type="float">
            <text:p>20</text:p>
          </table:table-cell>
          <table:table-cell table:style-name="ce10" table:formula="of:=[.F2]*4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Toge en tissu</text:p>
          </table:table-cell>
          <table:table-cell table:style-name="ce4" table:formula="of:=T(&quot;C'est un &quot;) &amp; LOWER(['c - Vêtement'.A3])" office:value-type="string" office:string-value="C'est un toge en tissu" calcext:value-type="string">
            <text:p>C'est un toge en tissu</text:p>
          </table:table-cell>
          <table:table-cell table:style-name="ce18" table:formula="of:=[.F3] * 10 - RANDBETWEEN(-4;4)" office:value-type="float" office:value="13" calcext:value-type="float">
            <text:p>13</text:p>
          </table:table-cell>
          <table:table-cell table:style-name="ce8" table:formula="of:=ROUND( (['c - Vêtement'.C3]*1.5) + RANDBETWEEN(0;10) )" office:value-type="float" office:value="21" calcext:value-type="float">
            <text:p>21</text:p>
          </table:table-cell>
          <table:table-cell table:style-name="ce10" table:formula="of:=[.F3]*4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paysan</text:p>
          </table:table-cell>
          <table:table-cell table:style-name="ce4" table:formula="of:=T(&quot;C'est un &quot;) &amp; LOWER(['c - Vêtement'.A4])" office:value-type="string" office:string-value="C'est un habit de paysan" calcext:value-type="string">
            <text:p>C'est un habit de paysan</text:p>
          </table:table-cell>
          <table:table-cell table:style-name="ce18" table:formula="of:=[.F4] * 10 - RANDBETWEEN(-4;4)" office:value-type="float" office:value="7" calcext:value-type="float">
            <text:p>7</text:p>
          </table:table-cell>
          <table:table-cell table:style-name="ce8" table:formula="of:=ROUND( (['c - Vêtement'.C4]*1.5) + RANDBETWEEN(0;10) )" office:value-type="float" office:value="12" calcext:value-type="float">
            <text:p>12</text:p>
          </table:table-cell>
          <table:table-cell table:style-name="ce10" table:formula="of:=[.F4]*4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Tenue de voyageur</text:p>
          </table:table-cell>
          <table:table-cell table:style-name="ce4" table:formula="of:=T(&quot;C'est un &quot;) &amp; LOWER(['c - Vêtement'.A5])" office:value-type="string" office:string-value="C'est un tenue de voyageur" calcext:value-type="string">
            <text:p>C'est un tenue de voyageur</text:p>
          </table:table-cell>
          <table:table-cell table:style-name="ce18" table:formula="of:=[.F5] * 10 - RANDBETWEEN(-4;4)" office:value-type="float" office:value="12" calcext:value-type="float">
            <text:p>12</text:p>
          </table:table-cell>
          <table:table-cell table:style-name="ce8" table:formula="of:=ROUND( (['c - Vêtement'.C5]*1.5) + RANDBETWEEN(0;10) )" office:value-type="float" office:value="27" calcext:value-type="float">
            <text:p>27</text:p>
          </table:table-cell>
          <table:table-cell table:style-name="ce10" table:formula="of:=[.F5]*40/10 + RANDBETWEEN(1;5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Fourrure</text:p>
          </table:table-cell>
          <table:table-cell table:style-name="ce4" table:formula="of:=T(&quot;C'est un &quot;) &amp; LOWER(['c - Vêtement'.A6])" office:value-type="string" office:string-value="C'est un fourrure" calcext:value-type="string">
            <text:p>C'est un fourrure</text:p>
          </table:table-cell>
          <table:table-cell table:style-name="ce18" table:formula="of:=[.F6] * 10 - RANDBETWEEN(-4;4)" office:value-type="float" office:value="14" calcext:value-type="float">
            <text:p>14</text:p>
          </table:table-cell>
          <table:table-cell table:style-name="ce8" table:formula="of:=ROUND( (['c - Vêtement'.C6]*1.5) + RANDBETWEEN(0;10) )" office:value-type="float" office:value="25" calcext:value-type="float">
            <text:p>25</text:p>
          </table:table-cell>
          <table:table-cell table:style-name="ce10" table:formula="of:=[.F6]*4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lopette</text:p>
          </table:table-cell>
          <table:table-cell table:style-name="ce4" table:formula="of:=T(&quot;C'est un &quot;) &amp; LOWER(['c - Vêtement'.A7])" office:value-type="string" office:string-value="C'est un salopette" calcext:value-type="string">
            <text:p>C'est un salopette</text:p>
          </table:table-cell>
          <table:table-cell table:style-name="ce18" table:formula="of:=[.F7] * 10 - RANDBETWEEN(-4;4)" office:value-type="float" office:value="13" calcext:value-type="float">
            <text:p>13</text:p>
          </table:table-cell>
          <table:table-cell table:style-name="ce8" table:formula="of:=ROUND( (['c - Vêtement'.C7]*1.5) + RANDBETWEEN(0;10) )" office:value-type="float" office:value="30" calcext:value-type="float">
            <text:p>30</text:p>
          </table:table-cell>
          <table:table-cell table:style-name="ce10" table:formula="of:=[.F7]*40/10 + RANDBETWEEN(1;5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8])" office:value-type="string" office:string-value="C'est un chemise de maille" calcext:value-type="string">
            <text:p>C'est un chemise de maille</text:p>
          </table:table-cell>
          <table:table-cell table:style-name="ce18" table:formula="of:=[.F8] * 10 - RANDBETWEEN(-4;4)" office:value-type="float" office:value="18" calcext:value-type="float">
            <text:p>18</text:p>
          </table:table-cell>
          <table:table-cell table:style-name="ce8" table:formula="of:=ROUND( (['c - Vêtement'.C8]*1.5) + RANDBETWEEN(0;10) )" office:value-type="float" office:value="30" calcext:value-type="float">
            <text:p>30</text:p>
          </table:table-cell>
          <table:table-cell table:style-name="ce10" table:formula="of:=[.F8]*4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9])" office:value-type="string" office:string-value="C'est un armure de parade" calcext:value-type="string">
            <text:p>C'est un armure de parade</text:p>
          </table:table-cell>
          <table:table-cell table:style-name="ce18" table:formula="of:=[.F9] * 10 - RANDBETWEEN(-4;4)" office:value-type="float" office:value="18" calcext:value-type="float">
            <text:p>18</text:p>
          </table:table-cell>
          <table:table-cell table:style-name="ce8" table:formula="of:=ROUND( (['c - Vêtement'.C9]*1.5) + RANDBETWEEN(0;10) )" office:value-type="float" office:value="28" calcext:value-type="float">
            <text:p>28</text:p>
          </table:table-cell>
          <table:table-cell table:style-name="ce10" table:formula="of:=[.F9]*40/10 + RANDBETWEEN(1;5)" office:value-type="float" office:value="13" calcext:value-type="float">
            <text:p>13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10])" office:value-type="string" office:string-value="C'est un armure de bois" calcext:value-type="string">
            <text:p>C'est un armure de bois</text:p>
          </table:table-cell>
          <table:table-cell table:style-name="ce18" table:formula="of:=[.F10] * 10 - RANDBETWEEN(-4;4)" office:value-type="float" office:value="20" calcext:value-type="float">
            <text:p>20</text:p>
          </table:table-cell>
          <table:table-cell table:style-name="ce8" table:formula="of:=ROUND( (['c - Vêtement'.C10]*1.5) + RANDBETWEEN(0;10) )" office:value-type="float" office:value="38" calcext:value-type="float">
            <text:p>38</text:p>
          </table:table-cell>
          <table:table-cell table:style-name="ce10" table:formula="of:=[.F10]*4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11])" office:value-type="string" office:string-value="C'est un cuirasse rouillée" calcext:value-type="string">
            <text:p>C'est un cuirasse rouillée</text:p>
          </table:table-cell>
          <table:table-cell table:style-name="ce18" table:formula="of:=[.F11] * 10 - RANDBETWEEN(-4;4)" office:value-type="float" office:value="23" calcext:value-type="float">
            <text:p>23</text:p>
          </table:table-cell>
          <table:table-cell table:style-name="ce8" table:formula="of:=ROUND( (['c - Vêtement'.C11]*1.5) + RANDBETWEEN(0;10) )" office:value-type="float" office:value="36" calcext:value-type="float">
            <text:p>36</text:p>
          </table:table-cell>
          <table:table-cell table:style-name="ce10" table:formula="of:=[.F11]*40/10 + RANDBETWEEN(1;5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12])" office:value-type="string" office:string-value="C'est un harnais de cuir" calcext:value-type="string">
            <text:p>C'est un harnais de cuir</text:p>
          </table:table-cell>
          <table:table-cell table:style-name="ce18" table:formula="of:=[.F12] * 10 - RANDBETWEEN(-4;4)" office:value-type="float" office:value="16" calcext:value-type="float">
            <text:p>16</text:p>
          </table:table-cell>
          <table:table-cell table:style-name="ce8" table:formula="of:=ROUND( (['c - Vêtement'.C12]*1.5) + RANDBETWEEN(0;10) )" office:value-type="float" office:value="27" calcext:value-type="float">
            <text:p>27</text:p>
          </table:table-cell>
          <table:table-cell table:style-name="ce10" table:formula="of:=[.F12]*40/10 + RANDBETWEEN(1;5)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13])" office:value-type="string" office:string-value="C'est un veste renforcée" calcext:value-type="string">
            <text:p>C'est un veste renforcée</text:p>
          </table:table-cell>
          <table:table-cell table:style-name="ce18" table:formula="of:=[.F13] * 10 - RANDBETWEEN(-4;4)" office:value-type="float" office:value="21" calcext:value-type="float">
            <text:p>21</text:p>
          </table:table-cell>
          <table:table-cell table:style-name="ce8" table:formula="of:=ROUND( (['c - Vêtement'.C13]*1.5) + RANDBETWEEN(0;10) )" office:value-type="float" office:value="42" calcext:value-type="float">
            <text:p>42</text:p>
          </table:table-cell>
          <table:table-cell table:style-name="ce10" table:formula="of:=[.F13]*40/10 + RANDBETWEEN(1;5)" office:value-type="float" office:value="13" calcext:value-type="float">
            <text:p>13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14])" office:value-type="string" office:string-value="C'est un plastron de cuir" calcext:value-type="string">
            <text:p>C'est un plastron de cuir</text:p>
          </table:table-cell>
          <table:table-cell table:style-name="ce18" table:formula="of:=[.F14] * 10 - RANDBETWEEN(-4;4)" office:value-type="float" office:value="33" calcext:value-type="float">
            <text:p>33</text:p>
          </table:table-cell>
          <table:table-cell table:style-name="ce8" table:formula="of:=ROUND( (['c - Vêtement'.C14]*1.5) + RANDBETWEEN(0;10) )" office:value-type="float" office:value="60" calcext:value-type="float">
            <text:p>60</text:p>
          </table:table-cell>
          <table:table-cell table:style-name="ce10" table:formula="of:=[.F14]*40/10 + RANDBETWEEN(1;5)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15])" office:value-type="string" office:string-value="C'est un tenue d'officier" calcext:value-type="string">
            <text:p>C'est un tenue d'officier</text:p>
          </table:table-cell>
          <table:table-cell table:style-name="ce18" table:formula="of:=[.F15] * 10 - RANDBETWEEN(-4;4)" office:value-type="float" office:value="27" calcext:value-type="float">
            <text:p>27</text:p>
          </table:table-cell>
          <table:table-cell table:style-name="ce8" table:formula="of:=ROUND( (['c - Vêtement'.C15]*1.5) + RANDBETWEEN(0;10) )" office:value-type="float" office:value="43" calcext:value-type="float">
            <text:p>43</text:p>
          </table:table-cell>
          <table:table-cell table:style-name="ce10" table:formula="of:=[.F15]*40/10 + RANDBETWEEN(1;5)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16])" office:value-type="string" office:string-value="C'est un habit de bandit" calcext:value-type="string">
            <text:p>C'est un habit de bandit</text:p>
          </table:table-cell>
          <table:table-cell table:style-name="ce18" table:formula="of:=[.F16] * 10 - RANDBETWEEN(-4;4)" office:value-type="float" office:value="28" calcext:value-type="float">
            <text:p>28</text:p>
          </table:table-cell>
          <table:table-cell table:style-name="ce8" table:formula="of:=ROUND( (['c - Vêtement'.C16]*1.5) + RANDBETWEEN(0;10) )" office:value-type="float" office:value="47" calcext:value-type="float">
            <text:p>47</text:p>
          </table:table-cell>
          <table:table-cell table:style-name="ce10" table:formula="of:=[.F16]*40/10 + RANDBETWEEN(1;5)" office:value-type="float" office:value="17" calcext:value-type="float">
            <text:p>17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17])" office:value-type="string" office:string-value="C'est un plastron de fer" calcext:value-type="string">
            <text:p>C'est un plastron de fer</text:p>
          </table:table-cell>
          <table:table-cell table:style-name="ce18" table:formula="of:=[.F17] * 10 - RANDBETWEEN(-4;4)" office:value-type="float" office:value="27" calcext:value-type="float">
            <text:p>27</text:p>
          </table:table-cell>
          <table:table-cell table:style-name="ce8" table:formula="of:=ROUND( (['c - Vêtement'.C17]*1.5) + RANDBETWEEN(0;10) )" office:value-type="float" office:value="51" calcext:value-type="float">
            <text:p>51</text:p>
          </table:table-cell>
          <table:table-cell table:style-name="ce10" table:formula="of:=[.F17]*40/10 + RANDBETWEEN(1;5)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18])" office:value-type="string" office:string-value="C'est un cotte de maille" calcext:value-type="string">
            <text:p>C'est un cotte de maille</text:p>
          </table:table-cell>
          <table:table-cell table:style-name="ce18" table:formula="of:=[.F18] * 10 - RANDBETWEEN(-4;4)" office:value-type="float" office:value="33" calcext:value-type="float">
            <text:p>33</text:p>
          </table:table-cell>
          <table:table-cell table:style-name="ce8" table:formula="of:=ROUND( (['c - Vêtement'.C18]*1.5) + RANDBETWEEN(0;10) )" office:value-type="float" office:value="54" calcext:value-type="float">
            <text:p>54</text:p>
          </table:table-cell>
          <table:table-cell table:style-name="ce10" table:formula="of:=[.F18]*40/10 + RANDBETWEEN(1;5)" office:value-type="float" office:value="17" calcext:value-type="float">
            <text:p>17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19])" office:value-type="string" office:string-value="C'est un chemise de maille" calcext:value-type="string">
            <text:p>C'est un chemise de maille</text:p>
          </table:table-cell>
          <table:table-cell table:style-name="ce18" table:formula="of:=[.F19] * 10 - RANDBETWEEN(-4;4)" office:value-type="float" office:value="38" calcext:value-type="float">
            <text:p>38</text:p>
          </table:table-cell>
          <table:table-cell table:style-name="ce8" table:formula="of:=ROUND( (['c - Vêtement'.C19]*1.5) + RANDBETWEEN(0;10) )" office:value-type="float" office:value="59" calcext:value-type="float">
            <text:p>59</text:p>
          </table:table-cell>
          <table:table-cell table:style-name="ce10" table:formula="of:=[.F19]*40/10 + RANDBETWEEN(1;5)" office:value-type="float" office:value="21" calcext:value-type="float">
            <text:p>21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20])" office:value-type="string" office:string-value="C'est un armure de parade" calcext:value-type="string">
            <text:p>C'est un armure de parade</text:p>
          </table:table-cell>
          <table:table-cell table:style-name="ce18" table:formula="of:=[.F20] * 10 - RANDBETWEEN(-4;4)" office:value-type="float" office:value="38" calcext:value-type="float">
            <text:p>38</text:p>
          </table:table-cell>
          <table:table-cell table:style-name="ce8" table:formula="of:=ROUND( (['c - Vêtement'.C20]*1.5) + RANDBETWEEN(0;10) )" office:value-type="float" office:value="59" calcext:value-type="float">
            <text:p>59</text:p>
          </table:table-cell>
          <table:table-cell table:style-name="ce10" table:formula="of:=[.F20]*40/10 + RANDBETWEEN(1;5)" office:value-type="float" office:value="19" calcext:value-type="float">
            <text:p>19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21])" office:value-type="string" office:string-value="C'est un armure de bois" calcext:value-type="string">
            <text:p>C'est un armure de bois</text:p>
          </table:table-cell>
          <table:table-cell table:style-name="ce18" table:formula="of:=[.F21] * 10 - RANDBETWEEN(-4;4)" office:value-type="float" office:value="38" calcext:value-type="float">
            <text:p>38</text:p>
          </table:table-cell>
          <table:table-cell table:style-name="ce8" table:formula="of:=ROUND( (['c - Vêtement'.C21]*1.5) + RANDBETWEEN(0;10) )" office:value-type="float" office:value="63" calcext:value-type="float">
            <text:p>63</text:p>
          </table:table-cell>
          <table:table-cell table:style-name="ce10" table:formula="of:=[.F21]*40/10 + RANDBETWEEN(1;5)" office:value-type="float" office:value="19" calcext:value-type="float">
            <text:p>19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22])" office:value-type="string" office:string-value="C'est un cuirasse rouillée" calcext:value-type="string">
            <text:p>C'est un cuirasse rouillée</text:p>
          </table:table-cell>
          <table:table-cell table:style-name="ce18" table:formula="of:=[.F22] * 10 - RANDBETWEEN(-4;4)" office:value-type="float" office:value="40" calcext:value-type="float">
            <text:p>40</text:p>
          </table:table-cell>
          <table:table-cell table:style-name="ce8" table:formula="of:=ROUND( (['c - Vêtement'.C22]*1.5) + RANDBETWEEN(0;10) )" office:value-type="float" office:value="62" calcext:value-type="float">
            <text:p>62</text:p>
          </table:table-cell>
          <table:table-cell table:style-name="ce10" table:formula="of:=[.F22]*40/10 + RANDBETWEEN(1;5)" office:value-type="float" office:value="21" calcext:value-type="float">
            <text:p>21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23])" office:value-type="string" office:string-value="C'est un harnais de cuir" calcext:value-type="string">
            <text:p>C'est un harnais de cuir</text:p>
          </table:table-cell>
          <table:table-cell table:style-name="ce18" table:formula="of:=[.F23] * 10 - RANDBETWEEN(-4;4)" office:value-type="float" office:value="43" calcext:value-type="float">
            <text:p>43</text:p>
          </table:table-cell>
          <table:table-cell table:style-name="ce8" table:formula="of:=ROUND( (['c - Vêtement'.C23]*1.5) + RANDBETWEEN(0;10) )" office:value-type="float" office:value="69" calcext:value-type="float">
            <text:p>69</text:p>
          </table:table-cell>
          <table:table-cell table:style-name="ce10" table:formula="of:=[.F23]*40/10 + RANDBETWEEN(1;5)" office:value-type="float" office:value="19" calcext:value-type="float">
            <text:p>19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24])" office:value-type="string" office:string-value="C'est un veste renforcée" calcext:value-type="string">
            <text:p>C'est un veste renforcée</text:p>
          </table:table-cell>
          <table:table-cell table:style-name="ce18" table:formula="of:=[.F24] * 10 - RANDBETWEEN(-4;4)" office:value-type="float" office:value="41" calcext:value-type="float">
            <text:p>41</text:p>
          </table:table-cell>
          <table:table-cell table:style-name="ce8" table:formula="of:=ROUND( (['c - Vêtement'.C24]*1.5) + RANDBETWEEN(0;10) )" office:value-type="float" office:value="71" calcext:value-type="float">
            <text:p>71</text:p>
          </table:table-cell>
          <table:table-cell table:style-name="ce10" table:formula="of:=[.F24]*40/10 + RANDBETWEEN(1;5)" office:value-type="float" office:value="21" calcext:value-type="float">
            <text:p>21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25])" office:value-type="string" office:string-value="C'est un plastron de cuir" calcext:value-type="string">
            <text:p>C'est un plastron de cuir</text:p>
          </table:table-cell>
          <table:table-cell table:style-name="ce18" table:formula="of:=[.F25] * 10 - RANDBETWEEN(-4;4)" office:value-type="float" office:value="50" calcext:value-type="float">
            <text:p>50</text:p>
          </table:table-cell>
          <table:table-cell table:style-name="ce8" table:formula="of:=ROUND( (['c - Vêtement'.C25]*1.5) + RANDBETWEEN(0;10) )" office:value-type="float" office:value="80" calcext:value-type="float">
            <text:p>80</text:p>
          </table:table-cell>
          <table:table-cell table:style-name="ce10" table:formula="of:=[.F25]*40/10 + RANDBETWEEN(1;5)" office:value-type="float" office:value="25" calcext:value-type="float">
            <text:p>25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26])" office:value-type="string" office:string-value="C'est un tenue d'officier" calcext:value-type="string">
            <text:p>C'est un tenue d'officier</text:p>
          </table:table-cell>
          <table:table-cell table:style-name="ce18" table:formula="of:=[.F26] * 10 - RANDBETWEEN(-4;4)" office:value-type="float" office:value="50" calcext:value-type="float">
            <text:p>50</text:p>
          </table:table-cell>
          <table:table-cell table:style-name="ce8" table:formula="of:=ROUND( (['c - Vêtement'.C26]*1.5) + RANDBETWEEN(0;10) )" office:value-type="float" office:value="78" calcext:value-type="float">
            <text:p>78</text:p>
          </table:table-cell>
          <table:table-cell table:style-name="ce10" table:formula="of:=[.F26]*40/10 + RANDBETWEEN(1;5)" office:value-type="float" office:value="24" calcext:value-type="float">
            <text:p>24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27])" office:value-type="string" office:string-value="C'est un habit de bandit" calcext:value-type="string">
            <text:p>C'est un habit de bandit</text:p>
          </table:table-cell>
          <table:table-cell table:style-name="ce18" table:formula="of:=[.F27] * 10 - RANDBETWEEN(-4;4)" office:value-type="float" office:value="51" calcext:value-type="float">
            <text:p>51</text:p>
          </table:table-cell>
          <table:table-cell table:style-name="ce8" table:formula="of:=ROUND( (['c - Vêtement'.C27]*1.5) + RANDBETWEEN(0;10) )" office:value-type="float" office:value="84" calcext:value-type="float">
            <text:p>84</text:p>
          </table:table-cell>
          <table:table-cell table:style-name="ce10" table:formula="of:=[.F27]*40/10 + RANDBETWEEN(1;5)" office:value-type="float" office:value="23" calcext:value-type="float">
            <text:p>23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28])" office:value-type="string" office:string-value="C'est un plastron de fer" calcext:value-type="string">
            <text:p>C'est un plastron de fer</text:p>
          </table:table-cell>
          <table:table-cell table:style-name="ce18" table:formula="of:=[.F28] * 10 - RANDBETWEEN(-4;4)" office:value-type="float" office:value="47" calcext:value-type="float">
            <text:p>47</text:p>
          </table:table-cell>
          <table:table-cell table:style-name="ce8" table:formula="of:=ROUND( (['c - Vêtement'.C28]*1.5) + RANDBETWEEN(0;10) )" office:value-type="float" office:value="80" calcext:value-type="float">
            <text:p>80</text:p>
          </table:table-cell>
          <table:table-cell table:style-name="ce10" table:formula="of:=[.F28]*40/10 + RANDBETWEEN(1;5)" office:value-type="float" office:value="21" calcext:value-type="float">
            <text:p>21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29])" office:value-type="string" office:string-value="C'est un cotte de maille" calcext:value-type="string">
            <text:p>C'est un cotte de maille</text:p>
          </table:table-cell>
          <table:table-cell table:style-name="ce18" table:formula="of:=[.F29] * 10 - RANDBETWEEN(-4;4)" office:value-type="float" office:value="47" calcext:value-type="float">
            <text:p>47</text:p>
          </table:table-cell>
          <table:table-cell table:style-name="ce8" table:formula="of:=ROUND( (['c - Vêtement'.C29]*1.5) + RANDBETWEEN(0;10) )" office:value-type="float" office:value="81" calcext:value-type="float">
            <text:p>81</text:p>
          </table:table-cell>
          <table:table-cell table:style-name="ce10" table:formula="of:=[.F29]*40/10 + RANDBETWEEN(1;5)" office:value-type="float" office:value="23" calcext:value-type="float">
            <text:p>23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30])" office:value-type="string" office:string-value="C'est un chemise de maille" calcext:value-type="string">
            <text:p>C'est un chemise de maille</text:p>
          </table:table-cell>
          <table:table-cell table:style-name="ce18" table:formula="of:=[.F30] * 10 - RANDBETWEEN(-4;4)" office:value-type="float" office:value="59" calcext:value-type="float">
            <text:p>59</text:p>
          </table:table-cell>
          <table:table-cell table:style-name="ce8" table:formula="of:=ROUND( (['c - Vêtement'.C30]*1.5) + RANDBETWEEN(0;10) )" office:value-type="float" office:value="90" calcext:value-type="float">
            <text:p>90</text:p>
          </table:table-cell>
          <table:table-cell table:style-name="ce10" table:formula="of:=[.F30]*40/10 + RANDBETWEEN(1;5)" office:value-type="float" office:value="25" calcext:value-type="float">
            <text:p>25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31])" office:value-type="string" office:string-value="C'est un armure de parade" calcext:value-type="string">
            <text:p>C'est un armure de parade</text:p>
          </table:table-cell>
          <table:table-cell table:style-name="ce18" table:formula="of:=[.F31] * 10 - RANDBETWEEN(-4;4)" office:value-type="float" office:value="57" calcext:value-type="float">
            <text:p>57</text:p>
          </table:table-cell>
          <table:table-cell table:style-name="ce8" table:formula="of:=ROUND( (['c - Vêtement'.C31]*1.5) + RANDBETWEEN(0;10) )" office:value-type="float" office:value="86" calcext:value-type="float">
            <text:p>86</text:p>
          </table:table-cell>
          <table:table-cell table:style-name="ce10" table:formula="of:=[.F31]*40/10 + RANDBETWEEN(1;5)" office:value-type="float" office:value="28" calcext:value-type="float">
            <text:p>28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32])" office:value-type="string" office:string-value="C'est un armure de bois" calcext:value-type="string">
            <text:p>C'est un armure de bois</text:p>
          </table:table-cell>
          <table:table-cell table:style-name="ce18" table:formula="of:=[.F32] * 10 - RANDBETWEEN(-4;4)" office:value-type="float" office:value="64" calcext:value-type="float">
            <text:p>64</text:p>
          </table:table-cell>
          <table:table-cell table:style-name="ce8" table:formula="of:=ROUND( (['c - Vêtement'.C32]*1.5) + RANDBETWEEN(0;10) )" office:value-type="float" office:value="102" calcext:value-type="float">
            <text:p>102</text:p>
          </table:table-cell>
          <table:table-cell table:style-name="ce10" table:formula="of:=[.F32]*40/10 + RANDBETWEEN(1;5)" office:value-type="float" office:value="29" calcext:value-type="float">
            <text:p>29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33])" office:value-type="string" office:string-value="C'est un cuirasse rouillée" calcext:value-type="string">
            <text:p>C'est un cuirasse rouillée</text:p>
          </table:table-cell>
          <table:table-cell table:style-name="ce18" table:formula="of:=[.F33] * 10 - RANDBETWEEN(-4;4)" office:value-type="float" office:value="59" calcext:value-type="float">
            <text:p>59</text:p>
          </table:table-cell>
          <table:table-cell table:style-name="ce8" table:formula="of:=ROUND( (['c - Vêtement'.C33]*1.5) + RANDBETWEEN(0;10) )" office:value-type="float" office:value="98" calcext:value-type="float">
            <text:p>98</text:p>
          </table:table-cell>
          <table:table-cell table:style-name="ce10" table:formula="of:=[.F33]*40/10 + RANDBETWEEN(1;5)" office:value-type="float" office:value="26" calcext:value-type="float">
            <text:p>26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34])" office:value-type="string" office:string-value="C'est un harnais de cuir" calcext:value-type="string">
            <text:p>C'est un harnais de cuir</text:p>
          </table:table-cell>
          <table:table-cell table:style-name="ce18" table:formula="of:=[.F34] * 10 - RANDBETWEEN(-4;4)" office:value-type="float" office:value="56" calcext:value-type="float">
            <text:p>56</text:p>
          </table:table-cell>
          <table:table-cell table:style-name="ce8" table:formula="of:=ROUND( (['c - Vêtement'.C34]*1.5) + RANDBETWEEN(0;10) )" office:value-type="float" office:value="93" calcext:value-type="float">
            <text:p>93</text:p>
          </table:table-cell>
          <table:table-cell table:style-name="ce10" table:formula="of:=[.F34]*40/10 + RANDBETWEEN(1;5)" office:value-type="float" office:value="25" calcext:value-type="float">
            <text:p>25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35])" office:value-type="string" office:string-value="C'est un veste renforcée" calcext:value-type="string">
            <text:p>C'est un veste renforcée</text:p>
          </table:table-cell>
          <table:table-cell table:style-name="ce18" table:formula="of:=[.F35] * 10 - RANDBETWEEN(-4;4)" office:value-type="float" office:value="61" calcext:value-type="float">
            <text:p>61</text:p>
          </table:table-cell>
          <table:table-cell table:style-name="ce8" table:formula="of:=ROUND( (['c - Vêtement'.C35]*1.5) + RANDBETWEEN(0;10) )" office:value-type="float" office:value="101" calcext:value-type="float">
            <text:p>101</text:p>
          </table:table-cell>
          <table:table-cell table:style-name="ce10" table:formula="of:=[.F35]*40/10 + RANDBETWEEN(1;5)" office:value-type="float" office:value="25" calcext:value-type="float">
            <text:p>25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36])" office:value-type="string" office:string-value="C'est un plastron de cuir" calcext:value-type="string">
            <text:p>C'est un plastron de cuir</text:p>
          </table:table-cell>
          <table:table-cell table:style-name="ce18" table:formula="of:=[.F36] * 10 - RANDBETWEEN(-4;4)" office:value-type="float" office:value="68" calcext:value-type="float">
            <text:p>68</text:p>
          </table:table-cell>
          <table:table-cell table:style-name="ce8" table:formula="of:=ROUND( (['c - Vêtement'.C36]*1.5) + RANDBETWEEN(0;10) )" office:value-type="float" office:value="110" calcext:value-type="float">
            <text:p>110</text:p>
          </table:table-cell>
          <table:table-cell table:style-name="ce10" table:formula="of:=[.F36]*40/10 + RANDBETWEEN(1;5)" office:value-type="float" office:value="31" calcext:value-type="float">
            <text:p>31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37])" office:value-type="string" office:string-value="C'est un tenue d'officier" calcext:value-type="string">
            <text:p>C'est un tenue d'officier</text:p>
          </table:table-cell>
          <table:table-cell table:style-name="ce18" table:formula="of:=[.F37] * 10 - RANDBETWEEN(-4;4)" office:value-type="float" office:value="67" calcext:value-type="float">
            <text:p>67</text:p>
          </table:table-cell>
          <table:table-cell table:style-name="ce8" table:formula="of:=ROUND( (['c - Vêtement'.C37]*1.5) + RANDBETWEEN(0;10) )" office:value-type="float" office:value="103" calcext:value-type="float">
            <text:p>103</text:p>
          </table:table-cell>
          <table:table-cell table:style-name="ce10" table:formula="of:=[.F37]*40/10 + RANDBETWEEN(1;5)" office:value-type="float" office:value="33" calcext:value-type="float">
            <text:p>33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38])" office:value-type="string" office:string-value="C'est un habit de bandit" calcext:value-type="string">
            <text:p>C'est un habit de bandit</text:p>
          </table:table-cell>
          <table:table-cell table:style-name="ce18" table:formula="of:=[.F38] * 10 - RANDBETWEEN(-4;4)" office:value-type="float" office:value="66" calcext:value-type="float">
            <text:p>66</text:p>
          </table:table-cell>
          <table:table-cell table:style-name="ce8" table:formula="of:=ROUND( (['c - Vêtement'.C38]*1.5) + RANDBETWEEN(0;10) )" office:value-type="float" office:value="102" calcext:value-type="float">
            <text:p>102</text:p>
          </table:table-cell>
          <table:table-cell table:style-name="ce10" table:formula="of:=[.F38]*40/10 + RANDBETWEEN(1;5)" office:value-type="float" office:value="29" calcext:value-type="float">
            <text:p>29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39])" office:value-type="string" office:string-value="C'est un plastron de fer" calcext:value-type="string">
            <text:p>C'est un plastron de fer</text:p>
          </table:table-cell>
          <table:table-cell table:style-name="ce18" table:formula="of:=[.F39] * 10 - RANDBETWEEN(-4;4)" office:value-type="float" office:value="67" calcext:value-type="float">
            <text:p>67</text:p>
          </table:table-cell>
          <table:table-cell table:style-name="ce8" table:formula="of:=ROUND( (['c - Vêtement'.C39]*1.5) + RANDBETWEEN(0;10) )" office:value-type="float" office:value="106" calcext:value-type="float">
            <text:p>106</text:p>
          </table:table-cell>
          <table:table-cell table:style-name="ce10" table:formula="of:=[.F39]*40/10 + RANDBETWEEN(1;5)" office:value-type="float" office:value="29" calcext:value-type="float">
            <text:p>29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40])" office:value-type="string" office:string-value="C'est un cotte de maille" calcext:value-type="string">
            <text:p>C'est un cotte de maille</text:p>
          </table:table-cell>
          <table:table-cell table:style-name="ce18" table:formula="of:=[.F40] * 10 - RANDBETWEEN(-4;4)" office:value-type="float" office:value="68" calcext:value-type="float">
            <text:p>68</text:p>
          </table:table-cell>
          <table:table-cell table:style-name="ce8" table:formula="of:=ROUND( (['c - Vêtement'.C40]*1.5) + RANDBETWEEN(0;10) )" office:value-type="float" office:value="106" calcext:value-type="float">
            <text:p>106</text:p>
          </table:table-cell>
          <table:table-cell table:style-name="ce10" table:formula="of:=[.F40]*40/10 + RANDBETWEEN(1;5)" office:value-type="float" office:value="29" calcext:value-type="float">
            <text:p>29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41])" office:value-type="string" office:string-value="C'est un chemise de maille" calcext:value-type="string">
            <text:p>C'est un chemise de maille</text:p>
          </table:table-cell>
          <table:table-cell table:style-name="ce18" table:formula="of:=[.F41] * 10 - RANDBETWEEN(-4;4)" office:value-type="float" office:value="76" calcext:value-type="float">
            <text:p>76</text:p>
          </table:table-cell>
          <table:table-cell table:style-name="ce8" table:formula="of:=ROUND( (['c - Vêtement'.C41]*1.5) + RANDBETWEEN(0;10) )" office:value-type="float" office:value="123" calcext:value-type="float">
            <text:p>123</text:p>
          </table:table-cell>
          <table:table-cell table:style-name="ce10" table:formula="of:=[.F41]*40/10 + RANDBETWEEN(1;5)" office:value-type="float" office:value="33" calcext:value-type="float">
            <text:p>33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42])" office:value-type="string" office:string-value="C'est un armure de parade" calcext:value-type="string">
            <text:p>C'est un armure de parade</text:p>
          </table:table-cell>
          <table:table-cell table:style-name="ce18" table:formula="of:=[.F42] * 10 - RANDBETWEEN(-4;4)" office:value-type="float" office:value="83" calcext:value-type="float">
            <text:p>83</text:p>
          </table:table-cell>
          <table:table-cell table:style-name="ce8" table:formula="of:=ROUND( (['c - Vêtement'.C42]*1.5) + RANDBETWEEN(0;10) )" office:value-type="float" office:value="126" calcext:value-type="float">
            <text:p>126</text:p>
          </table:table-cell>
          <table:table-cell table:style-name="ce10" table:formula="of:=[.F42]*40/10 + RANDBETWEEN(1;5)" office:value-type="float" office:value="34" calcext:value-type="float">
            <text:p>34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43])" office:value-type="string" office:string-value="C'est un armure de bois" calcext:value-type="string">
            <text:p>C'est un armure de bois</text:p>
          </table:table-cell>
          <table:table-cell table:style-name="ce18" table:formula="of:=[.F43] * 10 - RANDBETWEEN(-4;4)" office:value-type="float" office:value="79" calcext:value-type="float">
            <text:p>79</text:p>
          </table:table-cell>
          <table:table-cell table:style-name="ce8" table:formula="of:=ROUND( (['c - Vêtement'.C43]*1.5) + RANDBETWEEN(0;10) )" office:value-type="float" office:value="127" calcext:value-type="float">
            <text:p>127</text:p>
          </table:table-cell>
          <table:table-cell table:style-name="ce10" table:formula="of:=[.F43]*40/10 + RANDBETWEEN(1;5)" office:value-type="float" office:value="35" calcext:value-type="float">
            <text:p>35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44])" office:value-type="string" office:string-value="C'est un cuirasse rouillée" calcext:value-type="string">
            <text:p>C'est un cuirasse rouillée</text:p>
          </table:table-cell>
          <table:table-cell table:style-name="ce18" table:formula="of:=[.F44] * 10 - RANDBETWEEN(-4;4)" office:value-type="float" office:value="76" calcext:value-type="float">
            <text:p>76</text:p>
          </table:table-cell>
          <table:table-cell table:style-name="ce8" table:formula="of:=ROUND( (['c - Vêtement'.C44]*1.5) + RANDBETWEEN(0;10) )" office:value-type="float" office:value="117" calcext:value-type="float">
            <text:p>117</text:p>
          </table:table-cell>
          <table:table-cell table:style-name="ce10" table:formula="of:=[.F44]*40/10 + RANDBETWEEN(1;5)" office:value-type="float" office:value="33" calcext:value-type="float">
            <text:p>33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45])" office:value-type="string" office:string-value="C'est un harnais de cuir" calcext:value-type="string">
            <text:p>C'est un harnais de cuir</text:p>
          </table:table-cell>
          <table:table-cell table:style-name="ce18" table:formula="of:=[.F45] * 10 - RANDBETWEEN(-4;4)" office:value-type="float" office:value="77" calcext:value-type="float">
            <text:p>77</text:p>
          </table:table-cell>
          <table:table-cell table:style-name="ce8" table:formula="of:=ROUND( (['c - Vêtement'.C45]*1.5) + RANDBETWEEN(0;10) )" office:value-type="float" office:value="117" calcext:value-type="float">
            <text:p>117</text:p>
          </table:table-cell>
          <table:table-cell table:style-name="ce10" table:formula="of:=[.F45]*40/10 + RANDBETWEEN(1;5)" office:value-type="float" office:value="36" calcext:value-type="float">
            <text:p>36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46])" office:value-type="string" office:string-value="C'est un veste renforcée" calcext:value-type="string">
            <text:p>C'est un veste renforcée</text:p>
          </table:table-cell>
          <table:table-cell table:style-name="ce18" table:formula="of:=[.F46] * 10 - RANDBETWEEN(-4;4)" office:value-type="float" office:value="84" calcext:value-type="float">
            <text:p>84</text:p>
          </table:table-cell>
          <table:table-cell table:style-name="ce8" table:formula="of:=ROUND( (['c - Vêtement'.C46]*1.5) + RANDBETWEEN(0;10) )" office:value-type="float" office:value="130" calcext:value-type="float">
            <text:p>130</text:p>
          </table:table-cell>
          <table:table-cell table:style-name="ce10" table:formula="of:=[.F46]*40/10 + RANDBETWEEN(1;5)" office:value-type="float" office:value="35" calcext:value-type="float">
            <text:p>35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47])" office:value-type="string" office:string-value="C'est un plastron de cuir" calcext:value-type="string">
            <text:p>C'est un plastron de cuir</text:p>
          </table:table-cell>
          <table:table-cell table:style-name="ce18" table:formula="of:=[.F47] * 10 - RANDBETWEEN(-4;4)" office:value-type="float" office:value="89" calcext:value-type="float">
            <text:p>89</text:p>
          </table:table-cell>
          <table:table-cell table:style-name="ce8" table:formula="of:=ROUND( (['c - Vêtement'.C47]*1.5) + RANDBETWEEN(0;10) )" office:value-type="float" office:value="137" calcext:value-type="float">
            <text:p>137</text:p>
          </table:table-cell>
          <table:table-cell table:style-name="ce10" table:formula="of:=[.F47]*40/10 + RANDBETWEEN(1;5)" office:value-type="float" office:value="39" calcext:value-type="float">
            <text:p>39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48])" office:value-type="string" office:string-value="C'est un tenue d'officier" calcext:value-type="string">
            <text:p>C'est un tenue d'officier</text:p>
          </table:table-cell>
          <table:table-cell table:style-name="ce18" table:formula="of:=[.F48] * 10 - RANDBETWEEN(-4;4)" office:value-type="float" office:value="86" calcext:value-type="float">
            <text:p>86</text:p>
          </table:table-cell>
          <table:table-cell table:style-name="ce8" table:formula="of:=ROUND( (['c - Vêtement'.C48]*1.5) + RANDBETWEEN(0;10) )" office:value-type="float" office:value="133" calcext:value-type="float">
            <text:p>133</text:p>
          </table:table-cell>
          <table:table-cell table:style-name="ce10" table:formula="of:=[.F48]*40/10 + RANDBETWEEN(1;5)" office:value-type="float" office:value="41" calcext:value-type="float">
            <text:p>41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49])" office:value-type="string" office:string-value="C'est un habit de bandit" calcext:value-type="string">
            <text:p>C'est un habit de bandit</text:p>
          </table:table-cell>
          <table:table-cell table:style-name="ce18" table:formula="of:=[.F49] * 10 - RANDBETWEEN(-4;4)" office:value-type="float" office:value="92" calcext:value-type="float">
            <text:p>92</text:p>
          </table:table-cell>
          <table:table-cell table:style-name="ce8" table:formula="of:=ROUND( (['c - Vêtement'.C49]*1.5) + RANDBETWEEN(0;10) )" office:value-type="float" office:value="146" calcext:value-type="float">
            <text:p>146</text:p>
          </table:table-cell>
          <table:table-cell table:style-name="ce10" table:formula="of:=[.F49]*40/10 + RANDBETWEEN(1;5)" office:value-type="float" office:value="40" calcext:value-type="float">
            <text:p>40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50])" office:value-type="string" office:string-value="C'est un plastron de fer" calcext:value-type="string">
            <text:p>C'est un plastron de fer</text:p>
          </table:table-cell>
          <table:table-cell table:style-name="ce18" table:formula="of:=[.F50] * 10 - RANDBETWEEN(-4;4)" office:value-type="float" office:value="91" calcext:value-type="float">
            <text:p>91</text:p>
          </table:table-cell>
          <table:table-cell table:style-name="ce8" table:formula="of:=ROUND( (['c - Vêtement'.C50]*1.5) + RANDBETWEEN(0;10) )" office:value-type="float" office:value="142" calcext:value-type="float">
            <text:p>142</text:p>
          </table:table-cell>
          <table:table-cell table:style-name="ce10" table:formula="of:=[.F50]*40/10 + RANDBETWEEN(1;5)" office:value-type="float" office:value="41" calcext:value-type="float">
            <text:p>41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51])" office:value-type="string" office:string-value="C'est un cotte de maille" calcext:value-type="string">
            <text:p>C'est un cotte de maille</text:p>
          </table:table-cell>
          <table:table-cell table:style-name="ce18" table:formula="of:=[.F51] * 10 - RANDBETWEEN(-4;4)" office:value-type="float" office:value="91" calcext:value-type="float">
            <text:p>91</text:p>
          </table:table-cell>
          <table:table-cell table:style-name="ce8" table:formula="of:=ROUND( (['c - Vêtement'.C51]*1.5) + RANDBETWEEN(0;10) )" office:value-type="float" office:value="141" calcext:value-type="float">
            <text:p>141</text:p>
          </table:table-cell>
          <table:table-cell table:style-name="ce10" table:formula="of:=[.F51]*40/10 + RANDBETWEEN(1;5)" office:value-type="float" office:value="39" calcext:value-type="float">
            <text:p>39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u roi pirate</text:p>
          </table:table-cell>
          <table:table-cell table:style-name="ce4" table:formula="of:=T(&quot;C'est un &quot;) &amp; LOWER(['c - Vêtement'.A52])" office:value-type="string" office:string-value="C'est un armure du roi pirate" calcext:value-type="string">
            <text:p>C'est un armure du roi pirate</text:p>
          </table:table-cell>
          <table:table-cell table:style-name="ce18" table:formula="of:=[.F52] * 10 - RANDBETWEEN(-4;4)" office:value-type="float" office:value="96" calcext:value-type="float">
            <text:p>96</text:p>
          </table:table-cell>
          <table:table-cell table:style-name="ce8" table:formula="of:=ROUND( (['c - Vêtement'.C52]*1.5) + RANDBETWEEN(0;10) )" office:value-type="float" office:value="149" calcext:value-type="float">
            <text:p>149</text:p>
          </table:table-cell>
          <table:table-cell table:style-name="ce10" table:formula="of:=[.F52]*40/10 + RANDBETWEEN(1;5)" office:value-type="float" office:value="44" calcext:value-type="float">
            <text:p>44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7" table:number-rows-repeated="51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8"/>
        <table:table-column table:style-name="co9" table:default-cell-style-name="ce8"/>
        <table:table-column table:style-name="co9" table:default-cell-style-name="ce11"/>
        <table:table-column table:style-name="co9" table:default-cell-style-name="ce13"/>
        <table:table-column table:style-name="co7" table:default-cell-style-name="ce15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</table:table-row>
        <table:table-row table:style-name="ro4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cles d'oreilles</text:p>
          </table:table-cell>
          <table:table-cell table:formula="of:=T(&quot;C'est un &quot;) &amp; LOWER(['d - Divers'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6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8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9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11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2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13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14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5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6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17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18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9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0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21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22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gie fondue</text:p>
          </table:table-cell>
          <table:table-cell table:formula="of:=T(&quot;C'est un &quot;) &amp; LOWER(['d - Divers'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3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24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5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6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27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8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7"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'a - Provisions'.A1:'a - Provisions'.G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7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0.199c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/00/0000</text:date>, <text:time style:data-style-name="N2" text:time-value="0000-00-00T00:00:01.724165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1H13M22S</meta:editing-duration>
    <meta:editing-cycles>81</meta:editing-cycles>
    <meta:generator>LibreOffice/4.1.1.2$Windows_x86 LibreOffice_project/7e4286b58adc75a14f6d83f53a03b6c11fa2903</meta:generator>
    <meta:creation-date>2016-11-30T17:08:03.721000000</meta:creation-date>
    <dc:date>2017-12-22T08:42:15.012000000</dc:date>
    <meta:document-statistic meta:table-count="4" meta:cell-count="1745" meta:object-count="0"/>
  </office:meta>
</office:document-meta>
</file>